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66.53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2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ccurrence" table:style-name="ta1">
        <table:shapes>
          <draw:frame draw:z-index="0" draw:style-name="gr1" draw:text-style-name="P1" svg:width="159.99mm" svg:height="89.99mm" svg:x="181.26mm" svg:y="338.56mm">
            <loext:p draw:notify-on-update-of-ranges="Occurrence.D47:Occurrence.D47 Occurrence.D48:Occurrence.D57 Occurrence.E47:Occurrence.E47 Occurrence.E48:Occurrence.E57 Occurrence.F47:Occurrence.F47 Occurrence.F48:Occurrence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51.23mm" svg:y="338.8mm">
            <loext:p draw:notify-on-update-of-ranges="Occurrence.H62:Occurrence.H73 Occurrence.I62:Occurrence.I73 Occurrence.J62:Occurrence.J73 Occurrence.K62:Occurrence.K73 Occurrence.L62:Occurrence.L73 Occurrence.M62:Occurrence.M73 Occurrence.N62:Occurrence.N73 Occurrence.O62:Occurrence.O73 Occurrence.P62:Occurrence.P73 Occurrence.Q62:Occurrence.Q73 Occurrence.R62:Occurrence.R73 Occurrence.S62:Occurrence.S73 Occurrence.T62:Occurrence.T73 Occurrence.U62:Occurrence.U73 Occurrence.V62:Occurrence.V73 Occurrence.W62:Occurrence.W73 Occurrence.X62:Occurrence.X73 Occurrence.Y62:Occurrence.Y73 Occurrence.Z62:Occurrence.Z73 Occurrence.AA62:Occurrence.AA73 Occurrence.AB62:Occurrence.AB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3"/>
        <table:table-column table:style-name="co5" table:number-columns-repeated="51" table:default-cell-style-name="Default"/>
        <table:table-row table:style-name="ro1">
          <table:table-cell office:value-type="string" calcext:value-type="string">
            <text:p>VEGETATIONS</text:p>
          </table:table-cell>
          <table:table-cell table:number-columns-repeated="11"/>
          <table:table-cell table:style-name="Default"/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VEGETATION_1</text:p>
          </table:table-cell>
          <table:table-cell table:number-columns-repeated="11"/>
          <table:table-cell table:style-name="Default"/>
          <table:table-cell table:number-columns-repeated="5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AILY_OCCURRENCE_PER_KM^2</text:p>
          </table:table-cell>
          <table:table-cell office:value-type="string" calcext:value-type="string">
            <text:p>FF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B</text:p>
          </table:table-cell>
          <table:table-cell table:number-columns-repeated="61" table:style-name="ce1" office:value-type="float" office:value="0.00014" calcext:value-type="float">
            <text:p>0.00014</text:p>
          </table:table-cell>
        </table:table-row>
        <table:table-row table:style-name="ro1">
          <table:table-cell/>
          <table:table-cell office:value-type="string" calcext:value-type="string">
            <text:p>DAMAGE_SIZE_AT_NEXT_TIMESTEP</text:p>
          </table:table-cell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INITIAL_SIZE</text:p>
          </table:table-cell>
          <table:table-cell table:number-columns-repeated="4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NITIAL_SIZE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F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F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 table:number-rows-repeated="8">
          <table:table-cell table:number-columns-repeated="12"/>
          <table:table-cell table:style-name="Default"/>
          <table:table-cell table:number-columns-repeated="5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CCESSFUL_BLAZE_REDUCTION</text:p>
          </table:table-cell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INITIAL_SIZE</text:p>
          </table:table-cell>
          <table:table-cell table:number-columns-repeated="4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NITIAL_SIZE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F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F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5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IQUIDATION_SUCCESS</text:p>
          </table:table-cell>
          <table:table-cell/>
          <table:table-cell office:value-type="string" calcext:value-type="string">
            <text:p>ATTACK_STAG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F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.00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13" calcext:value-type="float">
            <text:p>13.00</text:p>
          </table:table-cell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15" calcext:value-type="float">
            <text:p>15.00</text:p>
          </table:table-cell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17" calcext:value-type="float">
            <text:p>17.00</text:p>
          </table:table-cell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19" calcext:value-type="float">
            <text:p>19.00</text:p>
          </table:table-cell>
          <table:table-cell table:style-name="ce2" office:value-type="float" office:value="20" calcext:value-type="float">
            <text:p>2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9775" calcext:value-type="float">
            <text:p>0.98</text:p>
          </table:table-cell>
          <table:table-cell table:style-name="ce2" office:value-type="float" office:value="0.996625" calcext:value-type="float">
            <text:p>1.00</text:p>
          </table:table-cell>
          <table:table-cell table:style-name="ce2" office:value-type="float" office:value="0.99949375" calcext:value-type="float">
            <text:p>1.00</text:p>
          </table:table-cell>
          <table:table-cell table:style-name="ce2" office:value-type="float" office:value="0.9999240625" calcext:value-type="float">
            <text:p>1.00</text:p>
          </table:table-cell>
          <table:table-cell table:style-name="ce2" office:value-type="float" office:value="0.999988609375" calcext:value-type="float">
            <text:p>1.00</text:p>
          </table:table-cell>
          <table:table-cell table:style-name="ce2" office:value-type="float" office:value="0.99999829140625" calcext:value-type="float">
            <text:p>1.00</text:p>
          </table:table-cell>
          <table:table-cell table:style-name="ce2" office:value-type="float" office:value="0.999999743710938" calcext:value-type="float">
            <text:p>1.00</text:p>
          </table:table-cell>
          <table:table-cell table:style-name="ce2" office:value-type="float" office:value="0.999999961556641" calcext:value-type="float">
            <text:p>1.00</text:p>
          </table:table-cell>
          <table:table-cell table:style-name="ce2" office:value-type="float" office:value="0.999999994233496" calcext:value-type="float">
            <text:p>1.00</text:p>
          </table:table-cell>
          <table:table-cell table:style-name="ce2" office:value-type="float" office:value="0.999999999135024" calcext:value-type="float">
            <text:p>1.00</text:p>
          </table:table-cell>
          <table:table-cell table:style-name="ce2" office:value-type="float" office:value="0.999999999870254" calcext:value-type="float">
            <text:p>1.00</text:p>
          </table:table-cell>
          <table:table-cell table:style-name="ce2" office:value-type="float" office:value="0.999999999980538" calcext:value-type="float">
            <text:p>1.00</text:p>
          </table:table-cell>
          <table:table-cell table:style-name="ce2" office:value-type="float" office:value="0.999999999997081" calcext:value-type="float">
            <text:p>1.00</text:p>
          </table:table-cell>
          <table:table-cell table:style-name="ce2" office:value-type="float" office:value="0.999999999999562" calcext:value-type="float">
            <text:p>1.00</text:p>
          </table:table-cell>
          <table:table-cell table:style-name="ce2" office:value-type="float" office:value="0.999999999999934" calcext:value-type="float">
            <text:p>1.00</text:p>
          </table:table-cell>
          <table:table-cell table:style-name="ce2" office:value-type="float" office:value="0.99999999999999" calcext:value-type="float">
            <text:p>1.00</text:p>
          </table:table-cell>
          <table:table-cell table:number-columns-repeated="3" table:style-name="ce2" office:value-type="float" office:value="0.999999999999999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9676" calcext:value-type="float">
            <text:p>0.97</text:p>
          </table:table-cell>
          <table:table-cell table:style-name="ce2" office:value-type="float" office:value="0.994168" calcext:value-type="float">
            <text:p>0.99</text:p>
          </table:table-cell>
          <table:table-cell table:style-name="ce2" office:value-type="float" office:value="0.99895024" calcext:value-type="float">
            <text:p>1.00</text:p>
          </table:table-cell>
          <table:table-cell table:style-name="ce2" office:value-type="float" office:value="0.9998110432" calcext:value-type="float">
            <text:p>1.00</text:p>
          </table:table-cell>
          <table:table-cell table:style-name="ce2" office:value-type="float" office:value="0.999965987776" calcext:value-type="float">
            <text:p>1.00</text:p>
          </table:table-cell>
          <table:table-cell table:style-name="ce2" office:value-type="float" office:value="0.99999387779968" calcext:value-type="float">
            <text:p>1.00</text:p>
          </table:table-cell>
          <table:table-cell table:style-name="ce2" office:value-type="float" office:value="0.999998898003942" calcext:value-type="float">
            <text:p>1.00</text:p>
          </table:table-cell>
          <table:table-cell table:style-name="ce2" office:value-type="float" office:value="0.99999980164071" calcext:value-type="float">
            <text:p>1.00</text:p>
          </table:table-cell>
          <table:table-cell table:style-name="ce2" office:value-type="float" office:value="0.999999964295328" calcext:value-type="float">
            <text:p>1.00</text:p>
          </table:table-cell>
          <table:table-cell table:style-name="ce2" office:value-type="float" office:value="0.999999993573159" calcext:value-type="float">
            <text:p>1.00</text:p>
          </table:table-cell>
          <table:table-cell table:style-name="ce2" office:value-type="float" office:value="0.999999998843169" calcext:value-type="float">
            <text:p>1.00</text:p>
          </table:table-cell>
          <table:table-cell table:style-name="ce2" office:value-type="float" office:value="0.99999999979177" calcext:value-type="float">
            <text:p>1.00</text:p>
          </table:table-cell>
          <table:table-cell table:style-name="ce2" office:value-type="float" office:value="0.999999999962519" calcext:value-type="float">
            <text:p>1.00</text:p>
          </table:table-cell>
          <table:table-cell table:style-name="ce2" office:value-type="float" office:value="0.999999999993253" calcext:value-type="float">
            <text:p>1.00</text:p>
          </table:table-cell>
          <table:table-cell table:style-name="ce2" office:value-type="float" office:value="0.999999999998786" calcext:value-type="float">
            <text:p>1.00</text:p>
          </table:table-cell>
          <table:table-cell table:style-name="ce2" office:value-type="float" office:value="0.999999999999781" calcext:value-type="float">
            <text:p>1.00</text:p>
          </table:table-cell>
          <table:table-cell table:style-name="ce2" office:value-type="float" office:value="0.999999999999961" calcext:value-type="float">
            <text:p>1.00</text:p>
          </table:table-cell>
          <table:table-cell table:style-name="ce2" office:value-type="float" office:value="0.999999999999993" calcext:value-type="float">
            <text:p>1.00</text:p>
          </table:table-cell>
          <table:table-cell table:style-name="ce2" office:value-type="float" office:value="0.999999999999999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84375" calcext:value-type="float">
            <text:p>0.98</text:p>
          </table:table-cell>
          <table:table-cell table:style-name="ce2" office:value-type="float" office:value="0.99609375" calcext:value-type="float">
            <text:p>1.00</text:p>
          </table:table-cell>
          <table:table-cell table:style-name="ce2" office:value-type="float" office:value="0.9990234375" calcext:value-type="float">
            <text:p>1.00</text:p>
          </table:table-cell>
          <table:table-cell table:style-name="ce2" office:value-type="float" office:value="0.999755859375" calcext:value-type="float">
            <text:p>1.00</text:p>
          </table:table-cell>
          <table:table-cell table:style-name="ce2" office:value-type="float" office:value="0.99993896484375" calcext:value-type="float">
            <text:p>1.00</text:p>
          </table:table-cell>
          <table:table-cell table:style-name="ce2" office:value-type="float" office:value="0.999984741210938" calcext:value-type="float">
            <text:p>1.00</text:p>
          </table:table-cell>
          <table:table-cell table:style-name="ce2" office:value-type="float" office:value="0.999996185302734" calcext:value-type="float">
            <text:p>1.00</text:p>
          </table:table-cell>
          <table:table-cell table:style-name="ce2" office:value-type="float" office:value="0.999999046325684" calcext:value-type="float">
            <text:p>1.00</text:p>
          </table:table-cell>
          <table:table-cell table:style-name="ce2" office:value-type="float" office:value="0.999999761581421" calcext:value-type="float">
            <text:p>1.00</text:p>
          </table:table-cell>
          <table:table-cell table:style-name="ce2" office:value-type="float" office:value="0.999999940395355" calcext:value-type="float">
            <text:p>1.00</text:p>
          </table:table-cell>
          <table:table-cell table:style-name="ce2" office:value-type="float" office:value="0.999999985098839" calcext:value-type="float">
            <text:p>1.00</text:p>
          </table:table-cell>
          <table:table-cell table:style-name="ce2" office:value-type="float" office:value="0.99999999627471" calcext:value-type="float">
            <text:p>1.00</text:p>
          </table:table-cell>
          <table:table-cell table:style-name="ce2" office:value-type="float" office:value="0.999999999068677" calcext:value-type="float">
            <text:p>1.00</text:p>
          </table:table-cell>
          <table:table-cell table:style-name="ce2" office:value-type="float" office:value="0.999999999767169" calcext:value-type="float">
            <text:p>1.00</text:p>
          </table:table-cell>
          <table:table-cell table:style-name="ce2" office:value-type="float" office:value="0.999999999941792" calcext:value-type="float">
            <text:p>1.00</text:p>
          </table:table-cell>
          <table:table-cell table:style-name="ce2" office:value-type="float" office:value="0.999999999985448" calcext:value-type="float">
            <text:p>1.00</text:p>
          </table:table-cell>
          <table:table-cell table:style-name="ce2" office:value-type="float" office:value="0.999999999996362" calcext:value-type="float">
            <text:p>1.00</text:p>
          </table:table-cell>
          <table:table-cell table:style-name="ce2" office:value-type="float" office:value="0.999999999999091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936" calcext:value-type="float">
            <text:p>0.94</text:p>
          </table:table-cell>
          <table:table-cell table:style-name="ce2" office:value-type="float" office:value="0.9744" calcext:value-type="float">
            <text:p>0.97</text:p>
          </table:table-cell>
          <table:table-cell table:style-name="ce2" office:value-type="float" office:value="0.98976" calcext:value-type="float">
            <text:p>0.99</text:p>
          </table:table-cell>
          <table:table-cell table:style-name="ce2" office:value-type="float" office:value="0.995904" calcext:value-type="float">
            <text:p>1.00</text:p>
          </table:table-cell>
          <table:table-cell table:style-name="ce2" office:value-type="float" office:value="0.9983616" calcext:value-type="float">
            <text:p>1.00</text:p>
          </table:table-cell>
          <table:table-cell table:style-name="ce2" office:value-type="float" office:value="0.99934464" calcext:value-type="float">
            <text:p>1.00</text:p>
          </table:table-cell>
          <table:table-cell table:style-name="ce2" office:value-type="float" office:value="0.999737856" calcext:value-type="float">
            <text:p>1.00</text:p>
          </table:table-cell>
          <table:table-cell table:style-name="ce2" office:value-type="float" office:value="0.9998951424" calcext:value-type="float">
            <text:p>1.00</text:p>
          </table:table-cell>
          <table:table-cell table:style-name="ce2" office:value-type="float" office:value="0.99995805696" calcext:value-type="float">
            <text:p>1.00</text:p>
          </table:table-cell>
          <table:table-cell table:style-name="ce2" office:value-type="float" office:value="0.999983222784" calcext:value-type="float">
            <text:p>1.00</text:p>
          </table:table-cell>
          <table:table-cell table:style-name="ce2" office:value-type="float" office:value="0.9999932891136" calcext:value-type="float">
            <text:p>1.00</text:p>
          </table:table-cell>
          <table:table-cell table:style-name="ce2" office:value-type="float" office:value="0.99999731564544" calcext:value-type="float">
            <text:p>1.00</text:p>
          </table:table-cell>
          <table:table-cell table:style-name="ce2" office:value-type="float" office:value="0.999998926258176" calcext:value-type="float">
            <text:p>1.00</text:p>
          </table:table-cell>
          <table:table-cell table:style-name="ce2" office:value-type="float" office:value="0.99999957050327" calcext:value-type="float">
            <text:p>1.00</text:p>
          </table:table-cell>
          <table:table-cell table:style-name="ce2" office:value-type="float" office:value="0.999999828201308" calcext:value-type="float">
            <text:p>1.00</text:p>
          </table:table-cell>
          <table:table-cell table:style-name="ce2" office:value-type="float" office:value="0.999999931280523" calcext:value-type="float">
            <text:p>1.00</text:p>
          </table:table-cell>
          <table:table-cell table:style-name="ce2" office:value-type="float" office:value="0.999999972512209" calcext:value-type="float">
            <text:p>1.00</text:p>
          </table:table-cell>
          <table:table-cell table:style-name="ce2" office:value-type="float" office:value="0.999999989004884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6875" calcext:value-type="float">
            <text:p>0.97</text:p>
          </table:table-cell>
          <table:table-cell table:style-name="ce2" office:value-type="float" office:value="0.984375" calcext:value-type="float">
            <text:p>0.98</text:p>
          </table:table-cell>
          <table:table-cell table:style-name="ce2" office:value-type="float" office:value="0.9921875" calcext:value-type="float">
            <text:p>0.99</text:p>
          </table:table-cell>
          <table:table-cell table:style-name="ce2" office:value-type="float" office:value="0.99609375" calcext:value-type="float">
            <text:p>1.00</text:p>
          </table:table-cell>
          <table:table-cell table:style-name="ce2" office:value-type="float" office:value="0.998046875" calcext:value-type="float">
            <text:p>1.00</text:p>
          </table:table-cell>
          <table:table-cell table:style-name="ce2" office:value-type="float" office:value="0.9990234375" calcext:value-type="float">
            <text:p>1.00</text:p>
          </table:table-cell>
          <table:table-cell table:style-name="ce2" office:value-type="float" office:value="0.99951171875" calcext:value-type="float">
            <text:p>1.00</text:p>
          </table:table-cell>
          <table:table-cell table:style-name="ce2" office:value-type="float" office:value="0.999755859375" calcext:value-type="float">
            <text:p>1.00</text:p>
          </table:table-cell>
          <table:table-cell table:style-name="ce2" office:value-type="float" office:value="0.9998779296875" calcext:value-type="float">
            <text:p>1.00</text:p>
          </table:table-cell>
          <table:table-cell table:style-name="ce2" office:value-type="float" office:value="0.99993896484375" calcext:value-type="float">
            <text:p>1.00</text:p>
          </table:table-cell>
          <table:table-cell table:style-name="ce2" office:value-type="float" office:value="0.999969482421875" calcext:value-type="float">
            <text:p>1.00</text:p>
          </table:table-cell>
          <table:table-cell table:style-name="ce2" office:value-type="float" office:value="0.999984741210938" calcext:value-type="float">
            <text:p>1.00</text:p>
          </table:table-cell>
          <table:table-cell table:style-name="ce2" office:value-type="float" office:value="0.999992370605469" calcext:value-type="float">
            <text:p>1.00</text:p>
          </table:table-cell>
          <table:table-cell table:style-name="ce2" office:value-type="float" office:value="0.999996185302734" calcext:value-type="float">
            <text:p>1.00</text:p>
          </table:table-cell>
          <table:table-cell table:style-name="ce2" office:value-type="float" office:value="0.999998092651367" calcext:value-type="float">
            <text:p>1.00</text:p>
          </table:table-cell>
          <table:table-cell table:style-name="ce2" office:value-type="float" office:value="0.999999046325684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0.4" calcext:value-type="float">
            <text:p>0.40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784" calcext:value-type="float">
            <text:p>0.78</text:p>
          </table:table-cell>
          <table:table-cell table:style-name="ce2" office:value-type="float" office:value="0.8704" calcext:value-type="float">
            <text:p>0.87</text:p>
          </table:table-cell>
          <table:table-cell table:style-name="ce2" office:value-type="float" office:value="0.92224" calcext:value-type="float">
            <text:p>0.92</text:p>
          </table:table-cell>
          <table:table-cell table:style-name="ce2" office:value-type="float" office:value="0.953344" calcext:value-type="float">
            <text:p>0.95</text:p>
          </table:table-cell>
          <table:table-cell table:style-name="ce2" office:value-type="float" office:value="0.9720064" calcext:value-type="float">
            <text:p>0.97</text:p>
          </table:table-cell>
          <table:table-cell table:style-name="ce2" office:value-type="float" office:value="0.98320384" calcext:value-type="float">
            <text:p>0.98</text:p>
          </table:table-cell>
          <table:table-cell table:style-name="ce2" office:value-type="float" office:value="0.989922304" calcext:value-type="float">
            <text:p>0.99</text:p>
          </table:table-cell>
          <table:table-cell table:style-name="ce2" office:value-type="float" office:value="0.9939533824" calcext:value-type="float">
            <text:p>0.99</text:p>
          </table:table-cell>
          <table:table-cell table:style-name="ce2" office:value-type="float" office:value="0.99637202944" calcext:value-type="float">
            <text:p>1.00</text:p>
          </table:table-cell>
          <table:table-cell table:style-name="ce2" office:value-type="float" office:value="0.997823217664" calcext:value-type="float">
            <text:p>1.00</text:p>
          </table:table-cell>
          <table:table-cell table:style-name="ce2" office:value-type="float" office:value="0.9986939305984" calcext:value-type="float">
            <text:p>1.00</text:p>
          </table:table-cell>
          <table:table-cell table:style-name="ce2" office:value-type="float" office:value="0.99921635835904" calcext:value-type="float">
            <text:p>1.00</text:p>
          </table:table-cell>
          <table:table-cell table:style-name="ce2" office:value-type="float" office:value="0.999529815015424" calcext:value-type="float">
            <text:p>1.00</text:p>
          </table:table-cell>
          <table:table-cell table:style-name="ce2" office:value-type="float" office:value="0.999717889009254" calcext:value-type="float">
            <text:p>1.00</text:p>
          </table:table-cell>
          <table:table-cell table:style-name="ce2" office:value-type="float" office:value="0.999830733405553" calcext:value-type="float">
            <text:p>1.00</text:p>
          </table:table-cell>
          <table:table-cell table:style-name="ce2" office:value-type="float" office:value="0.999898440043332" calcext:value-type="float">
            <text:p>1.00</text:p>
          </table:table-cell>
          <table:table-cell table:style-name="ce2" office:value-type="float" office:value="0.999939064025999" calcext:value-type="float">
            <text:p>1.00</text:p>
          </table:table-cell>
          <table:table-cell table:style-name="ce2" office:value-type="float" office:value="0.999963438415599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5904" calcext:value-type="float">
            <text:p>0.59</text:p>
          </table:table-cell>
          <table:table-cell table:style-name="ce2" office:value-type="float" office:value="0.737856" calcext:value-type="float">
            <text:p>0.74</text:p>
          </table:table-cell>
          <table:table-cell table:style-name="ce2" office:value-type="float" office:value="0.83222784" calcext:value-type="float">
            <text:p>0.83</text:p>
          </table:table-cell>
          <table:table-cell table:style-name="ce2" office:value-type="float" office:value="0.8926258176" calcext:value-type="float">
            <text:p>0.89</text:p>
          </table:table-cell>
          <table:table-cell table:style-name="ce2" office:value-type="float" office:value="0.931280523264" calcext:value-type="float">
            <text:p>0.93</text:p>
          </table:table-cell>
          <table:table-cell table:style-name="ce2" office:value-type="float" office:value="0.95601953488896" calcext:value-type="float">
            <text:p>0.96</text:p>
          </table:table-cell>
          <table:table-cell table:style-name="ce2" office:value-type="float" office:value="0.971852502328934" calcext:value-type="float">
            <text:p>0.97</text:p>
          </table:table-cell>
          <table:table-cell table:style-name="ce2" office:value-type="float" office:value="0.981985601490518" calcext:value-type="float">
            <text:p>0.98</text:p>
          </table:table-cell>
          <table:table-cell table:style-name="ce2" office:value-type="float" office:value="0.988470784953932" calcext:value-type="float">
            <text:p>0.99</text:p>
          </table:table-cell>
          <table:table-cell table:style-name="ce2" office:value-type="float" office:value="0.992621302370516" calcext:value-type="float">
            <text:p>0.99</text:p>
          </table:table-cell>
          <table:table-cell table:style-name="ce2" office:value-type="float" office:value="0.99527763351713" calcext:value-type="float">
            <text:p>1.00</text:p>
          </table:table-cell>
          <table:table-cell table:style-name="ce2" office:value-type="float" office:value="0.996977685450963" calcext:value-type="float">
            <text:p>1.00</text:p>
          </table:table-cell>
          <table:table-cell table:style-name="ce2" office:value-type="float" office:value="0.998065718688617" calcext:value-type="float">
            <text:p>1.00</text:p>
          </table:table-cell>
          <table:table-cell table:style-name="ce2" office:value-type="float" office:value="0.998762059960715" calcext:value-type="float">
            <text:p>1.00</text:p>
          </table:table-cell>
          <table:table-cell table:style-name="ce2" office:value-type="float" office:value="0.999207718374857" calcext:value-type="float">
            <text:p>1.00</text:p>
          </table:table-cell>
          <table:table-cell table:style-name="ce2" office:value-type="float" office:value="0.999492939759909" calcext:value-type="float">
            <text:p>1.00</text:p>
          </table:table-cell>
          <table:table-cell table:style-name="ce2" office:value-type="float" office:value="0.999675481446342" calcext:value-type="float">
            <text:p>1.00</text:p>
          </table:table-cell>
          <table:table-cell table:style-name="ce2" office:value-type="float" office:value="0.999792308125659" calcext:value-type="float">
            <text:p>1.00</text:p>
          </table:table-cell>
          <table:table-cell table:style-name="ce2" office:value-type="float" office:value="0.999867077200421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5511" calcext:value-type="float">
            <text:p>0.55</text:p>
          </table:table-cell>
          <table:table-cell table:style-name="ce2" office:value-type="float" office:value="0.699237" calcext:value-type="float">
            <text:p>0.70</text:p>
          </table:table-cell>
          <table:table-cell table:style-name="ce2" office:value-type="float" office:value="0.79848879" calcext:value-type="float">
            <text:p>0.80</text:p>
          </table:table-cell>
          <table:table-cell table:style-name="ce2" office:value-type="float" office:value="0.8649874893" calcext:value-type="float">
            <text:p>0.86</text:p>
          </table:table-cell>
          <table:table-cell table:style-name="ce2" office:value-type="float" office:value="0.909541617831" calcext:value-type="float">
            <text:p>0.91</text:p>
          </table:table-cell>
          <table:table-cell table:style-name="ce2" office:value-type="float" office:value="0.93939288394677" calcext:value-type="float">
            <text:p>0.94</text:p>
          </table:table-cell>
          <table:table-cell table:style-name="ce2" office:value-type="float" office:value="0.959393232244336" calcext:value-type="float">
            <text:p>0.96</text:p>
          </table:table-cell>
          <table:table-cell table:style-name="ce2" office:value-type="float" office:value="0.972793465603705" calcext:value-type="float">
            <text:p>0.97</text:p>
          </table:table-cell>
          <table:table-cell table:style-name="ce2" office:value-type="float" office:value="0.981771621954482" calcext:value-type="float">
            <text:p>0.98</text:p>
          </table:table-cell>
          <table:table-cell table:style-name="ce2" office:value-type="float" office:value="0.987786986709503" calcext:value-type="float">
            <text:p>0.99</text:p>
          </table:table-cell>
          <table:table-cell table:style-name="ce2" office:value-type="float" office:value="0.991817281095367" calcext:value-type="float">
            <text:p>0.99</text:p>
          </table:table-cell>
          <table:table-cell table:style-name="ce2" office:value-type="float" office:value="0.994517578333896" calcext:value-type="float">
            <text:p>0.99</text:p>
          </table:table-cell>
          <table:table-cell table:style-name="ce2" office:value-type="float" office:value="0.99632677748371" calcext:value-type="float">
            <text:p>1.00</text:p>
          </table:table-cell>
          <table:table-cell table:style-name="ce2" office:value-type="float" office:value="0.997538940914086" calcext:value-type="float">
            <text:p>1.00</text:p>
          </table:table-cell>
          <table:table-cell table:style-name="ce2" office:value-type="float" office:value="0.998351090412437" calcext:value-type="float">
            <text:p>1.00</text:p>
          </table:table-cell>
          <table:table-cell table:style-name="ce2" office:value-type="float" office:value="0.998895230576333" calcext:value-type="float">
            <text:p>1.00</text:p>
          </table:table-cell>
          <table:table-cell table:style-name="ce2" office:value-type="float" office:value="0.999259804486143" calcext:value-type="float">
            <text:p>1.00</text:p>
          </table:table-cell>
          <table:table-cell table:style-name="ce2" office:value-type="float" office:value="0.999504069005716" calcext:value-type="float">
            <text:p>1.00</text:p>
          </table:table-cell>
          <table:table-cell table:style-name="ce2" office:value-type="float" office:value="0.99966772623383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239" calcext:value-type="float">
            <text:p>0.52</text:p>
          </table:table-cell>
          <table:table-cell table:style-name="ce2" office:value-type="float" office:value="0.671491" calcext:value-type="float">
            <text:p>0.67</text:p>
          </table:table-cell>
          <table:table-cell table:style-name="ce2" office:value-type="float" office:value="0.77332879" calcext:value-type="float">
            <text:p>0.77</text:p>
          </table:table-cell>
          <table:table-cell table:style-name="ce2" office:value-type="float" office:value="0.8435968651" calcext:value-type="float">
            <text:p>0.84</text:p>
          </table:table-cell>
          <table:table-cell table:style-name="ce2" office:value-type="float" office:value="0.892081836919" calcext:value-type="float">
            <text:p>0.89</text:p>
          </table:table-cell>
          <table:table-cell table:style-name="ce2" office:value-type="float" office:value="0.92553646747411" calcext:value-type="float">
            <text:p>0.93</text:p>
          </table:table-cell>
          <table:table-cell table:style-name="ce2" office:value-type="float" office:value="0.948620162557136" calcext:value-type="float">
            <text:p>0.95</text:p>
          </table:table-cell>
          <table:table-cell table:style-name="ce2" office:value-type="float" office:value="0.964547912164424" calcext:value-type="float">
            <text:p>0.96</text:p>
          </table:table-cell>
          <table:table-cell table:style-name="ce2" office:value-type="float" office:value="0.975538059393452" calcext:value-type="float">
            <text:p>0.98</text:p>
          </table:table-cell>
          <table:table-cell table:style-name="ce2" office:value-type="float" office:value="0.983121260981482" calcext:value-type="float">
            <text:p>0.98</text:p>
          </table:table-cell>
          <table:table-cell table:style-name="ce2" office:value-type="float" office:value="0.988353670077223" calcext:value-type="float">
            <text:p>0.99</text:p>
          </table:table-cell>
          <table:table-cell table:style-name="ce2" office:value-type="float" office:value="0.991964032353284" calcext:value-type="float">
            <text:p>0.99</text:p>
          </table:table-cell>
          <table:table-cell table:style-name="ce2" office:value-type="float" office:value="0.994455182323766" calcext:value-type="float">
            <text:p>0.99</text:p>
          </table:table-cell>
          <table:table-cell table:style-name="ce2" office:value-type="float" office:value="0.996174075803398" calcext:value-type="float">
            <text:p>1.00</text:p>
          </table:table-cell>
          <table:table-cell table:style-name="ce2" office:value-type="float" office:value="0.997360112304345" calcext:value-type="float">
            <text:p>1.00</text:p>
          </table:table-cell>
          <table:table-cell table:style-name="ce2" office:value-type="float" office:value="0.998178477489998" calcext:value-type="float">
            <text:p>1.00</text:p>
          </table:table-cell>
          <table:table-cell table:style-name="ce2" office:value-type="float" office:value="0.998743149468099" calcext:value-type="float">
            <text:p>1.00</text:p>
          </table:table-cell>
          <table:table-cell table:style-name="ce2" office:value-type="float" office:value="0.999132773132988" calcext:value-type="float">
            <text:p>1.00</text:p>
          </table:table-cell>
          <table:table-cell table:style-name="ce2" office:value-type="float" office:value="0.999401613461762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0.4959" calcext:value-type="float">
            <text:p>0.50</text:p>
          </table:table-cell>
          <table:table-cell table:style-name="ce2" office:value-type="float" office:value="0.642089" calcext:value-type="float">
            <text:p>0.64</text:p>
          </table:table-cell>
          <table:table-cell table:style-name="ce2" office:value-type="float" office:value="0.74588319" calcext:value-type="float">
            <text:p>0.75</text:p>
          </table:table-cell>
          <table:table-cell table:style-name="ce2" office:value-type="float" office:value="0.8195770649" calcext:value-type="float">
            <text:p>0.82</text:p>
          </table:table-cell>
          <table:table-cell table:style-name="ce2" office:value-type="float" office:value="0.871899716079" calcext:value-type="float">
            <text:p>0.87</text:p>
          </table:table-cell>
          <table:table-cell table:style-name="ce2" office:value-type="float" office:value="0.90904879841609" calcext:value-type="float">
            <text:p>0.91</text:p>
          </table:table-cell>
          <table:table-cell table:style-name="ce2" office:value-type="float" office:value="0.935424646875424" calcext:value-type="float">
            <text:p>0.94</text:p>
          </table:table-cell>
          <table:table-cell table:style-name="ce2" office:value-type="float" office:value="0.954151499281551" calcext:value-type="float">
            <text:p>0.95</text:p>
          </table:table-cell>
          <table:table-cell table:style-name="ce2" office:value-type="float" office:value="0.967447564489901" calcext:value-type="float">
            <text:p>0.97</text:p>
          </table:table-cell>
          <table:table-cell table:style-name="ce2" office:value-type="float" office:value="0.97688777078783" calcext:value-type="float">
            <text:p>0.98</text:p>
          </table:table-cell>
          <table:table-cell table:style-name="ce2" office:value-type="float" office:value="0.983590317259359" calcext:value-type="float">
            <text:p>0.98</text:p>
          </table:table-cell>
          <table:table-cell table:style-name="ce2" office:value-type="float" office:value="0.988349125254145" calcext:value-type="float">
            <text:p>0.99</text:p>
          </table:table-cell>
          <table:table-cell table:style-name="ce2" office:value-type="float" office:value="0.991727878930443" calcext:value-type="float">
            <text:p>0.99</text:p>
          </table:table-cell>
          <table:table-cell table:style-name="ce2" office:value-type="float" office:value="0.994126794040614" calcext:value-type="float">
            <text:p>0.99</text:p>
          </table:table-cell>
          <table:table-cell table:style-name="ce2" office:value-type="float" office:value="0.995830023768836" calcext:value-type="float">
            <text:p>1.00</text:p>
          </table:table-cell>
          <table:table-cell table:style-name="ce2" office:value-type="float" office:value="0.997039316875874" calcext:value-type="float">
            <text:p>1.00</text:p>
          </table:table-cell>
          <table:table-cell table:style-name="ce2" office:value-type="float" office:value="0.99789791498187" calcext:value-type="float">
            <text:p>1.00</text:p>
          </table:table-cell>
          <table:table-cell table:style-name="ce2" office:value-type="float" office:value="0.998507519637128" calcext:value-type="float">
            <text:p>1.00</text:p>
          </table:table-cell>
          <table:table-cell table:style-name="ce2" office:value-type="float" office:value="0.998940338942361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4816" calcext:value-type="float">
            <text:p>0.48</text:p>
          </table:table-cell>
          <table:table-cell table:style-name="ce2" office:value-type="float" office:value="0.626752" calcext:value-type="float">
            <text:p>0.63</text:p>
          </table:table-cell>
          <table:table-cell table:style-name="ce2" office:value-type="float" office:value="0.73126144" calcext:value-type="float">
            <text:p>0.73</text:p>
          </table:table-cell>
          <table:table-cell table:style-name="ce2" office:value-type="float" office:value="0.8065082368" calcext:value-type="float">
            <text:p>0.81</text:p>
          </table:table-cell>
          <table:table-cell table:style-name="ce2" office:value-type="float" office:value="0.860685930496" calcext:value-type="float">
            <text:p>0.86</text:p>
          </table:table-cell>
          <table:table-cell table:style-name="ce2" office:value-type="float" office:value="0.89969386995712" calcext:value-type="float">
            <text:p>0.90</text:p>
          </table:table-cell>
          <table:table-cell table:style-name="ce2" office:value-type="float" office:value="0.927779586369126" calcext:value-type="float">
            <text:p>0.93</text:p>
          </table:table-cell>
          <table:table-cell table:style-name="ce2" office:value-type="float" office:value="0.948001302185771" calcext:value-type="float">
            <text:p>0.95</text:p>
          </table:table-cell>
          <table:table-cell table:style-name="ce2" office:value-type="float" office:value="0.962560937573755" calcext:value-type="float">
            <text:p>0.96</text:p>
          </table:table-cell>
          <table:table-cell table:style-name="ce2" office:value-type="float" office:value="0.973043875053104" calcext:value-type="float">
            <text:p>0.97</text:p>
          </table:table-cell>
          <table:table-cell table:style-name="ce2" office:value-type="float" office:value="0.980591590038235" calcext:value-type="float">
            <text:p>0.98</text:p>
          </table:table-cell>
          <table:table-cell table:style-name="ce2" office:value-type="float" office:value="0.986025944827529" calcext:value-type="float">
            <text:p>0.99</text:p>
          </table:table-cell>
          <table:table-cell table:style-name="ce2" office:value-type="float" office:value="0.989938680275821" calcext:value-type="float">
            <text:p>0.99</text:p>
          </table:table-cell>
          <table:table-cell table:style-name="ce2" office:value-type="float" office:value="0.992755849798591" calcext:value-type="float">
            <text:p>0.99</text:p>
          </table:table-cell>
          <table:table-cell table:style-name="ce2" office:value-type="float" office:value="0.994784211854986" calcext:value-type="float">
            <text:p>0.99</text:p>
          </table:table-cell>
          <table:table-cell table:style-name="ce2" office:value-type="float" office:value="0.99624463253559" calcext:value-type="float">
            <text:p>1.00</text:p>
          </table:table-cell>
          <table:table-cell table:style-name="ce2" office:value-type="float" office:value="0.997296135425624" calcext:value-type="float">
            <text:p>1.00</text:p>
          </table:table-cell>
          <table:table-cell table:style-name="ce2" office:value-type="float" office:value="0.998053217506449" calcext:value-type="float">
            <text:p>1.00</text:p>
          </table:table-cell>
          <table:table-cell table:style-name="ce2" office:value-type="float" office:value="0.998598316604644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4671" calcext:value-type="float">
            <text:p>0.47</text:p>
          </table:table-cell>
          <table:table-cell table:style-name="ce2" office:value-type="float" office:value="0.610983" calcext:value-type="float">
            <text:p>0.61</text:p>
          </table:table-cell>
          <table:table-cell table:style-name="ce2" office:value-type="float" office:value="0.71601759" calcext:value-type="float">
            <text:p>0.72</text:p>
          </table:table-cell>
          <table:table-cell table:style-name="ce2" office:value-type="float" office:value="0.7926928407" calcext:value-type="float">
            <text:p>0.79</text:p>
          </table:table-cell>
          <table:table-cell table:style-name="ce2" office:value-type="float" office:value="0.848665773711" calcext:value-type="float">
            <text:p>0.85</text:p>
          </table:table-cell>
          <table:table-cell table:style-name="ce2" office:value-type="float" office:value="0.88952601480903" calcext:value-type="float">
            <text:p>0.89</text:p>
          </table:table-cell>
          <table:table-cell table:style-name="ce2" office:value-type="float" office:value="0.919353990810592" calcext:value-type="float">
            <text:p>0.92</text:p>
          </table:table-cell>
          <table:table-cell table:style-name="ce2" office:value-type="float" office:value="0.941128413291732" calcext:value-type="float">
            <text:p>0.94</text:p>
          </table:table-cell>
          <table:table-cell table:style-name="ce2" office:value-type="float" office:value="0.957023741702964" calcext:value-type="float">
            <text:p>0.96</text:p>
          </table:table-cell>
          <table:table-cell table:style-name="ce2" office:value-type="float" office:value="0.968627331443164" calcext:value-type="float">
            <text:p>0.97</text:p>
          </table:table-cell>
          <table:table-cell table:style-name="ce2" office:value-type="float" office:value="0.97709795195351" calcext:value-type="float">
            <text:p>0.98</text:p>
          </table:table-cell>
          <table:table-cell table:style-name="ce2" office:value-type="float" office:value="0.983281504926062" calcext:value-type="float">
            <text:p>0.98</text:p>
          </table:table-cell>
          <table:table-cell table:style-name="ce2" office:value-type="float" office:value="0.987795498596025" calcext:value-type="float">
            <text:p>0.99</text:p>
          </table:table-cell>
          <table:table-cell table:style-name="ce2" office:value-type="float" office:value="0.991090713975098" calcext:value-type="float">
            <text:p>0.99</text:p>
          </table:table-cell>
          <table:table-cell table:style-name="ce2" office:value-type="float" office:value="0.993496221201822" calcext:value-type="float">
            <text:p>0.99</text:p>
          </table:table-cell>
          <table:table-cell table:style-name="ce2" office:value-type="float" office:value="0.99525224147733" calcext:value-type="float">
            <text:p>1.00</text:p>
          </table:table-cell>
          <table:table-cell table:style-name="ce2" office:value-type="float" office:value="0.996534136278451" calcext:value-type="float">
            <text:p>1.00</text:p>
          </table:table-cell>
          <table:table-cell table:style-name="ce2" office:value-type="float" office:value="0.997469919483269" calcext:value-type="float">
            <text:p>1.00</text:p>
          </table:table-cell>
          <table:table-cell table:style-name="ce2" office:value-type="float" office:value="0.998153041222786" calcext:value-type="float">
            <text:p>1.00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FDI_VS_LOG_END_AREA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FD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table:formula="of:=[.J48]-[.I48]" office:value-type="float" office:value="0.1275" calcext:value-type="float">
            <text:p>0.13</text:p>
          </table:table-cell>
          <table:table-cell table:style-name="ce2" table:formula="of:=[.K48]-[.J48]" office:value-type="float" office:value="0.0191249999999999" calcext:value-type="float">
            <text:p>0.02</text:p>
          </table:table-cell>
          <table:table-cell table:style-name="ce2" table:formula="of:=[.L48]-[.K48]" office:value-type="float" office:value="0.00286874999999998" calcext:value-type="float">
            <text:p>0.00</text:p>
          </table:table-cell>
          <table:table-cell table:style-name="ce2" table:formula="of:=[.M48]-[.L48]" office:value-type="float" office:value="0.00043031250000003" calcext:value-type="float">
            <text:p>0.00</text:p>
          </table:table-cell>
          <table:table-cell table:style-name="ce2" table:formula="of:=[.N48]-[.M48]" office:value-type="float" office:value="0.0000645468750000155" calcext:value-type="float">
            <text:p>0.00</text:p>
          </table:table-cell>
          <table:table-cell table:style-name="ce2" table:formula="of:=[.O48]-[.N48]" office:value-type="float" office:value="0.00000968203124995792" calcext:value-type="float">
            <text:p>0.00</text:p>
          </table:table-cell>
          <table:table-cell table:style-name="ce2" table:formula="of:=[.P48]-[.O48]" office:value-type="float" office:value="0.00000145230468751034" calcext:value-type="float">
            <text:p>0.00</text:p>
          </table:table-cell>
          <table:table-cell table:style-name="ce2" table:formula="of:=[.Q48]-[.P48]" office:value-type="float" office:value="0.000000217845703143205" calcext:value-type="float">
            <text:p>0.00</text:p>
          </table:table-cell>
          <table:table-cell table:style-name="ce2" table:formula="of:=[.R48]-[.Q48]" office:value-type="float" office:value="0.0000000326768554437251" calcext:value-type="float">
            <text:p>0.00</text:p>
          </table:table-cell>
          <table:table-cell table:style-name="ce2" table:formula="of:=[.S48]-[.R48]" office:value-type="float" office:value="0.00000000490152829435431" calcext:value-type="float">
            <text:p>0.00</text:p>
          </table:table-cell>
          <table:table-cell table:style-name="ce2" table:formula="of:=[.T48]-[.S48]" office:value-type="float" office:value="0.000000000735229321868758" calcext:value-type="float">
            <text:p>0.00</text:p>
          </table:table-cell>
          <table:table-cell table:style-name="ce2" table:formula="of:=[.U48]-[.T48]" office:value-type="float" office:value="0.000000000110284337218047" calcext:value-type="float">
            <text:p>0.00</text:p>
          </table:table-cell>
          <table:table-cell table:style-name="ce2" table:formula="of:=[.V48]-[.U48]" office:value-type="float" office:value="0.0000000000165426561338222" calcext:value-type="float">
            <text:p>0.00</text:p>
          </table:table-cell>
          <table:table-cell table:style-name="ce2" table:formula="of:=[.W48]-[.V48]" office:value-type="float" office:value="0.00000000000248145948233969" calcext:value-type="float">
            <text:p>0.00</text:p>
          </table:table-cell>
          <table:table-cell table:style-name="ce2" table:formula="of:=[.X48]-[.W48]" office:value-type="float" office:value="0.000000000000372146757854352" calcext:value-type="float">
            <text:p>0.00</text:p>
          </table:table-cell>
          <table:table-cell table:style-name="ce2" table:formula="of:=[.Y48]-[.X48]" office:value-type="float" office:value="0.0000000000000558442181386454" calcext:value-type="float">
            <text:p>0.00</text:p>
          </table:table-cell>
          <table:table-cell table:style-name="ce2" table:formula="of:=[.Z48]-[.Y48]" office:value-type="float" office:value="8.43769498715119E-015" calcext:value-type="float">
            <text:p>0.00</text:p>
          </table:table-cell>
          <table:table-cell table:style-name="ce2" table:formula="of:=[.AA48]-[.Z48]" office:value-type="float" office:value="0" calcext:value-type="float">
            <text:p>0.00</text:p>
          </table:table-cell>
          <table:table-cell table:style-name="ce2" table:formula="of:=[.AB48]-[.AA48]" office:value-type="float" office:value="0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-1.5" calcext:value-type="float">
            <text:p>-1.5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table:formula="of:=[.J49]-[.I49]" office:value-type="float" office:value="0.1476" calcext:value-type="float">
            <text:p>0.15</text:p>
          </table:table-cell>
          <table:table-cell table:style-name="ce2" table:formula="of:=[.K49]-[.J49]" office:value-type="float" office:value="0.026568" calcext:value-type="float">
            <text:p>0.03</text:p>
          </table:table-cell>
          <table:table-cell table:style-name="ce2" table:formula="of:=[.L49]-[.K49]" office:value-type="float" office:value="0.00478223999999994" calcext:value-type="float">
            <text:p>0.00</text:p>
          </table:table-cell>
          <table:table-cell table:style-name="ce2" table:formula="of:=[.M49]-[.L49]" office:value-type="float" office:value="0.000860803200000038" calcext:value-type="float">
            <text:p>0.00</text:p>
          </table:table-cell>
          <table:table-cell table:style-name="ce2" table:formula="of:=[.N49]-[.M49]" office:value-type="float" office:value="0.00015494457599996" calcext:value-type="float">
            <text:p>0.00</text:p>
          </table:table-cell>
          <table:table-cell table:style-name="ce2" table:formula="of:=[.O49]-[.N49]" office:value-type="float" office:value="0.0000278900236799773" calcext:value-type="float">
            <text:p>0.00</text:p>
          </table:table-cell>
          <table:table-cell table:style-name="ce2" table:formula="of:=[.P49]-[.O49]" office:value-type="float" office:value="0.00000502020426240701" calcext:value-type="float">
            <text:p>0.00</text:p>
          </table:table-cell>
          <table:table-cell table:style-name="ce2" table:formula="of:=[.Q49]-[.P49]" office:value-type="float" office:value="0.000000903636767302096" calcext:value-type="float">
            <text:p>0.00</text:p>
          </table:table-cell>
          <table:table-cell table:style-name="ce2" table:formula="of:=[.R49]-[.Q49]" office:value-type="float" office:value="0.000000162654618107716" calcext:value-type="float">
            <text:p>0.00</text:p>
          </table:table-cell>
          <table:table-cell table:style-name="ce2" table:formula="of:=[.S49]-[.R49]" office:value-type="float" office:value="0.0000000292778312704911" calcext:value-type="float">
            <text:p>0.00</text:p>
          </table:table-cell>
          <table:table-cell table:style-name="ce2" table:formula="of:=[.T49]-[.S49]" office:value-type="float" office:value="0.00000000527000953987056" calcext:value-type="float">
            <text:p>0.00</text:p>
          </table:table-cell>
          <table:table-cell table:style-name="ce2" table:formula="of:=[.U49]-[.T49]" office:value-type="float" office:value="0.000000000948601752703837" calcext:value-type="float">
            <text:p>0.00</text:p>
          </table:table-cell>
          <table:table-cell table:style-name="ce2" table:formula="of:=[.V49]-[.U49]" office:value-type="float" office:value="0.00000000017074830438446" calcext:value-type="float">
            <text:p>0.00</text:p>
          </table:table-cell>
          <table:table-cell table:style-name="ce2" table:formula="of:=[.W49]-[.V49]" office:value-type="float" office:value="0.0000000000307347480799081" calcext:value-type="float">
            <text:p>0.00</text:p>
          </table:table-cell>
          <table:table-cell table:style-name="ce2" table:formula="of:=[.X49]-[.W49]" office:value-type="float" office:value="0.00000000000553224133170716" calcext:value-type="float">
            <text:p>0.00</text:p>
          </table:table-cell>
          <table:table-cell table:style-name="ce2" table:formula="of:=[.Y49]-[.X49]" office:value-type="float" office:value="0.000000000000995759030786303" calcext:value-type="float">
            <text:p>0.00</text:p>
          </table:table-cell>
          <table:table-cell table:style-name="ce2" table:formula="of:=[.Z49]-[.Y49]" office:value-type="float" office:value="0.000000000000179301018476963" calcext:value-type="float">
            <text:p>0.00</text:p>
          </table:table-cell>
          <table:table-cell table:style-name="ce2" table:formula="of:=[.AA49]-[.Z49]" office:value-type="float" office:value="0.0000000000000321964677141295" calcext:value-type="float">
            <text:p>0.00</text:p>
          </table:table-cell>
          <table:table-cell table:style-name="ce2" table:formula="of:=[.AB49]-[.AA49]" office:value-type="float" office:value="5.77315972805081E-015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C64]*3.5/50-1.5" office:value-type="float" office:value="-1.15" calcext:value-type="float">
            <text:p>-1.1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table:formula="of:=[.J50]-[.I50]" office:value-type="float" office:value="0.1875" calcext:value-type="float">
            <text:p>0.19</text:p>
          </table:table-cell>
          <table:table-cell table:style-name="ce2" table:formula="of:=[.K50]-[.J50]" office:value-type="float" office:value="0.046875" calcext:value-type="float">
            <text:p>0.05</text:p>
          </table:table-cell>
          <table:table-cell table:style-name="ce2" table:formula="of:=[.L50]-[.K50]" office:value-type="float" office:value="0.01171875" calcext:value-type="float">
            <text:p>0.01</text:p>
          </table:table-cell>
          <table:table-cell table:style-name="ce2" table:formula="of:=[.M50]-[.L50]" office:value-type="float" office:value="0.0029296875" calcext:value-type="float">
            <text:p>0.00</text:p>
          </table:table-cell>
          <table:table-cell table:style-name="ce2" table:formula="of:=[.N50]-[.M50]" office:value-type="float" office:value="0.000732421875" calcext:value-type="float">
            <text:p>0.00</text:p>
          </table:table-cell>
          <table:table-cell table:style-name="ce2" table:formula="of:=[.O50]-[.N50]" office:value-type="float" office:value="0.00018310546875" calcext:value-type="float">
            <text:p>0.00</text:p>
          </table:table-cell>
          <table:table-cell table:style-name="ce2" table:formula="of:=[.P50]-[.O50]" office:value-type="float" office:value="0.0000457763671875" calcext:value-type="float">
            <text:p>0.00</text:p>
          </table:table-cell>
          <table:table-cell table:style-name="ce2" table:formula="of:=[.Q50]-[.P50]" office:value-type="float" office:value="0.000011444091796875" calcext:value-type="float">
            <text:p>0.00</text:p>
          </table:table-cell>
          <table:table-cell table:style-name="ce2" table:formula="of:=[.R50]-[.Q50]" office:value-type="float" office:value="0.00000286102294921875" calcext:value-type="float">
            <text:p>0.00</text:p>
          </table:table-cell>
          <table:table-cell table:style-name="ce2" table:formula="of:=[.S50]-[.R50]" office:value-type="float" office:value="0.000000715255737304688" calcext:value-type="float">
            <text:p>0.00</text:p>
          </table:table-cell>
          <table:table-cell table:style-name="ce2" table:formula="of:=[.T50]-[.S50]" office:value-type="float" office:value="0.000000178813934326172" calcext:value-type="float">
            <text:p>0.00</text:p>
          </table:table-cell>
          <table:table-cell table:style-name="ce2" table:formula="of:=[.U50]-[.T50]" office:value-type="float" office:value="0.000000044703483581543" calcext:value-type="float">
            <text:p>0.00</text:p>
          </table:table-cell>
          <table:table-cell table:style-name="ce2" table:formula="of:=[.V50]-[.U50]" office:value-type="float" office:value="0.0000000111758708953857" calcext:value-type="float">
            <text:p>0.00</text:p>
          </table:table-cell>
          <table:table-cell table:style-name="ce2" table:formula="of:=[.W50]-[.V50]" office:value-type="float" office:value="0.00000000279396772384644" calcext:value-type="float">
            <text:p>0.00</text:p>
          </table:table-cell>
          <table:table-cell table:style-name="ce2" table:formula="of:=[.X50]-[.W50]" office:value-type="float" office:value="0.000000000698491930961609" calcext:value-type="float">
            <text:p>0.00</text:p>
          </table:table-cell>
          <table:table-cell table:style-name="ce2" table:formula="of:=[.Y50]-[.X50]" office:value-type="float" office:value="0.000000000174622982740402" calcext:value-type="float">
            <text:p>0.00</text:p>
          </table:table-cell>
          <table:table-cell table:style-name="ce2" table:formula="of:=[.Z50]-[.Y50]" office:value-type="float" office:value="0.0000000000436557456851006" calcext:value-type="float">
            <text:p>0.00</text:p>
          </table:table-cell>
          <table:table-cell table:style-name="ce2" table:formula="of:=[.AA50]-[.Z50]" office:value-type="float" office:value="0.0000000000109139364212751" calcext:value-type="float">
            <text:p>0.00</text:p>
          </table:table-cell>
          <table:table-cell table:style-name="ce2" table:formula="of:=[.AB50]-[.AA50]" office:value-type="float" office:value="0.00000000000272848410531878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C65]*3.5/50-1.5" office:value-type="float" office:value="-0.8" calcext:value-type="float">
            <text:p>-0.8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table:formula="of:=[.J51]-[.I51]" office:value-type="float" office:value="0.24" calcext:value-type="float">
            <text:p>0.24</text:p>
          </table:table-cell>
          <table:table-cell table:style-name="ce2" table:formula="of:=[.K51]-[.J51]" office:value-type="float" office:value="0.096" calcext:value-type="float">
            <text:p>0.10</text:p>
          </table:table-cell>
          <table:table-cell table:style-name="ce2" table:formula="of:=[.L51]-[.K51]" office:value-type="float" office:value="0.0384" calcext:value-type="float">
            <text:p>0.04</text:p>
          </table:table-cell>
          <table:table-cell table:style-name="ce2" table:formula="of:=[.M51]-[.L51]" office:value-type="float" office:value="0.0153599999999999" calcext:value-type="float">
            <text:p>0.02</text:p>
          </table:table-cell>
          <table:table-cell table:style-name="ce2" table:formula="of:=[.N51]-[.M51]" office:value-type="float" office:value="0.00614400000000004" calcext:value-type="float">
            <text:p>0.01</text:p>
          </table:table-cell>
          <table:table-cell table:style-name="ce2" table:formula="of:=[.O51]-[.N51]" office:value-type="float" office:value="0.00245759999999995" calcext:value-type="float">
            <text:p>0.00</text:p>
          </table:table-cell>
          <table:table-cell table:style-name="ce2" table:formula="of:=[.P51]-[.O51]" office:value-type="float" office:value="0.000983040000000046" calcext:value-type="float">
            <text:p>0.00</text:p>
          </table:table-cell>
          <table:table-cell table:style-name="ce2" table:formula="of:=[.Q51]-[.P51]" office:value-type="float" office:value="0.000393215999999974" calcext:value-type="float">
            <text:p>0.00</text:p>
          </table:table-cell>
          <table:table-cell table:style-name="ce2" table:formula="of:=[.R51]-[.Q51]" office:value-type="float" office:value="0.000157286400000012" calcext:value-type="float">
            <text:p>0.00</text:p>
          </table:table-cell>
          <table:table-cell table:style-name="ce2" table:formula="of:=[.S51]-[.R51]" office:value-type="float" office:value="0.0000629145599999603" calcext:value-type="float">
            <text:p>0.00</text:p>
          </table:table-cell>
          <table:table-cell table:style-name="ce2" table:formula="of:=[.T51]-[.S51]" office:value-type="float" office:value="0.0000251658240000285" calcext:value-type="float">
            <text:p>0.00</text:p>
          </table:table-cell>
          <table:table-cell table:style-name="ce2" table:formula="of:=[.U51]-[.T51]" office:value-type="float" office:value="0.0000100663295999892" calcext:value-type="float">
            <text:p>0.00</text:p>
          </table:table-cell>
          <table:table-cell table:style-name="ce2" table:formula="of:=[.V51]-[.U51]" office:value-type="float" office:value="0.0000040265318400623" calcext:value-type="float">
            <text:p>0.00</text:p>
          </table:table-cell>
          <table:table-cell table:style-name="ce2" table:formula="of:=[.W51]-[.V51]" office:value-type="float" office:value="0.00000161061273595831" calcext:value-type="float">
            <text:p>0.00</text:p>
          </table:table-cell>
          <table:table-cell table:style-name="ce2" table:formula="of:=[.X51]-[.W51]" office:value-type="float" office:value="0.000000644245094383322" calcext:value-type="float">
            <text:p>0.00</text:p>
          </table:table-cell>
          <table:table-cell table:style-name="ce2" table:formula="of:=[.Y51]-[.X51]" office:value-type="float" office:value="0.000000257698037797738" calcext:value-type="float">
            <text:p>0.00</text:p>
          </table:table-cell>
          <table:table-cell table:style-name="ce2" table:formula="of:=[.Z51]-[.Y51]" office:value-type="float" office:value="0.000000103079215052482" calcext:value-type="float">
            <text:p>0.00</text:p>
          </table:table-cell>
          <table:table-cell table:style-name="ce2" table:formula="of:=[.AA51]-[.Z51]" office:value-type="float" office:value="0.0000000412316860654016" calcext:value-type="float">
            <text:p>0.00</text:p>
          </table:table-cell>
          <table:table-cell table:style-name="ce2" table:formula="of:=[.AB51]-[.AA51]" office:value-type="float" office:value="0.0000000164926744483651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2" table:formula="of:=[.C66]*3.5/50-1.5" office:value-type="float" office:value="-0.45" calcext:value-type="float">
            <text:p>-0.4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table:formula="of:=[.J52]-[.I52]" office:value-type="float" office:value="0.25" calcext:value-type="float">
            <text:p>0.25</text:p>
          </table:table-cell>
          <table:table-cell table:style-name="ce2" table:formula="of:=[.K52]-[.J52]" office:value-type="float" office:value="0.125" calcext:value-type="float">
            <text:p>0.13</text:p>
          </table:table-cell>
          <table:table-cell table:style-name="ce2" table:formula="of:=[.L52]-[.K52]" office:value-type="float" office:value="0.0625" calcext:value-type="float">
            <text:p>0.06</text:p>
          </table:table-cell>
          <table:table-cell table:style-name="ce2" table:formula="of:=[.M52]-[.L52]" office:value-type="float" office:value="0.03125" calcext:value-type="float">
            <text:p>0.03</text:p>
          </table:table-cell>
          <table:table-cell table:style-name="ce2" table:formula="of:=[.N52]-[.M52]" office:value-type="float" office:value="0.015625" calcext:value-type="float">
            <text:p>0.02</text:p>
          </table:table-cell>
          <table:table-cell table:style-name="ce2" table:formula="of:=[.O52]-[.N52]" office:value-type="float" office:value="0.0078125" calcext:value-type="float">
            <text:p>0.01</text:p>
          </table:table-cell>
          <table:table-cell table:style-name="ce2" table:formula="of:=[.P52]-[.O52]" office:value-type="float" office:value="0.00390625" calcext:value-type="float">
            <text:p>0.00</text:p>
          </table:table-cell>
          <table:table-cell table:style-name="ce2" table:formula="of:=[.Q52]-[.P52]" office:value-type="float" office:value="0.001953125" calcext:value-type="float">
            <text:p>0.00</text:p>
          </table:table-cell>
          <table:table-cell table:style-name="ce2" table:formula="of:=[.R52]-[.Q52]" office:value-type="float" office:value="0.0009765625" calcext:value-type="float">
            <text:p>0.00</text:p>
          </table:table-cell>
          <table:table-cell table:style-name="ce2" table:formula="of:=[.S52]-[.R52]" office:value-type="float" office:value="0.00048828125" calcext:value-type="float">
            <text:p>0.00</text:p>
          </table:table-cell>
          <table:table-cell table:style-name="ce2" table:formula="of:=[.T52]-[.S52]" office:value-type="float" office:value="0.000244140625" calcext:value-type="float">
            <text:p>0.00</text:p>
          </table:table-cell>
          <table:table-cell table:style-name="ce2" table:formula="of:=[.U52]-[.T52]" office:value-type="float" office:value="0.0001220703125" calcext:value-type="float">
            <text:p>0.00</text:p>
          </table:table-cell>
          <table:table-cell table:style-name="ce2" table:formula="of:=[.V52]-[.U52]" office:value-type="float" office:value="0.00006103515625" calcext:value-type="float">
            <text:p>0.00</text:p>
          </table:table-cell>
          <table:table-cell table:style-name="ce2" table:formula="of:=[.W52]-[.V52]" office:value-type="float" office:value="0.000030517578125" calcext:value-type="float">
            <text:p>0.00</text:p>
          </table:table-cell>
          <table:table-cell table:style-name="ce2" table:formula="of:=[.X52]-[.W52]" office:value-type="float" office:value="0.0000152587890625" calcext:value-type="float">
            <text:p>0.00</text:p>
          </table:table-cell>
          <table:table-cell table:style-name="ce2" table:formula="of:=[.Y52]-[.X52]" office:value-type="float" office:value="0.00000762939453125" calcext:value-type="float">
            <text:p>0.00</text:p>
          </table:table-cell>
          <table:table-cell table:style-name="ce2" table:formula="of:=[.Z52]-[.Y52]" office:value-type="float" office:value="0.000003814697265625" calcext:value-type="float">
            <text:p>0.00</text:p>
          </table:table-cell>
          <table:table-cell table:style-name="ce2" table:formula="of:=[.AA52]-[.Z52]" office:value-type="float" office:value="0.0000019073486328125" calcext:value-type="float">
            <text:p>0.00</text:p>
          </table:table-cell>
          <table:table-cell table:style-name="ce2" table:formula="of:=[.AB52]-[.AA52]" office:value-type="float" office:value="0.00000095367431640625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" table:formula="of:=[.C67]*3.5/50-1.5" office:value-type="float" office:value="-0.1" calcext:value-type="float">
            <text:p>-0.1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" office:value-type="float" office:value="0.4" calcext:value-type="float">
            <text:p>0.40</text:p>
          </table:table-cell>
          <table:table-cell table:style-name="ce2" table:formula="of:=[.J53]-[.I53]" office:value-type="float" office:value="0.24" calcext:value-type="float">
            <text:p>0.24</text:p>
          </table:table-cell>
          <table:table-cell table:style-name="ce2" table:formula="of:=[.K53]-[.J53]" office:value-type="float" office:value="0.144" calcext:value-type="float">
            <text:p>0.14</text:p>
          </table:table-cell>
          <table:table-cell table:style-name="ce2" table:formula="of:=[.L53]-[.K53]" office:value-type="float" office:value="0.0864" calcext:value-type="float">
            <text:p>0.09</text:p>
          </table:table-cell>
          <table:table-cell table:style-name="ce2" table:formula="of:=[.M53]-[.L53]" office:value-type="float" office:value="0.05184" calcext:value-type="float">
            <text:p>0.05</text:p>
          </table:table-cell>
          <table:table-cell table:style-name="ce2" table:formula="of:=[.N53]-[.M53]" office:value-type="float" office:value="0.031104" calcext:value-type="float">
            <text:p>0.03</text:p>
          </table:table-cell>
          <table:table-cell table:style-name="ce2" table:formula="of:=[.O53]-[.N53]" office:value-type="float" office:value="0.0186624" calcext:value-type="float">
            <text:p>0.02</text:p>
          </table:table-cell>
          <table:table-cell table:style-name="ce2" table:formula="of:=[.P53]-[.O53]" office:value-type="float" office:value="0.01119744" calcext:value-type="float">
            <text:p>0.01</text:p>
          </table:table-cell>
          <table:table-cell table:style-name="ce2" table:formula="of:=[.Q53]-[.P53]" office:value-type="float" office:value="0.00671846399999998" calcext:value-type="float">
            <text:p>0.01</text:p>
          </table:table-cell>
          <table:table-cell table:style-name="ce2" table:formula="of:=[.R53]-[.Q53]" office:value-type="float" office:value="0.00403107839999994" calcext:value-type="float">
            <text:p>0.00</text:p>
          </table:table-cell>
          <table:table-cell table:style-name="ce2" table:formula="of:=[.S53]-[.R53]" office:value-type="float" office:value="0.00241864704000005" calcext:value-type="float">
            <text:p>0.00</text:p>
          </table:table-cell>
          <table:table-cell table:style-name="ce2" table:formula="of:=[.T53]-[.S53]" office:value-type="float" office:value="0.00145118822400003" calcext:value-type="float">
            <text:p>0.00</text:p>
          </table:table-cell>
          <table:table-cell table:style-name="ce2" table:formula="of:=[.U53]-[.T53]" office:value-type="float" office:value="0.000870712934399998" calcext:value-type="float">
            <text:p>0.00</text:p>
          </table:table-cell>
          <table:table-cell table:style-name="ce2" table:formula="of:=[.V53]-[.U53]" office:value-type="float" office:value="0.000522427760639932" calcext:value-type="float">
            <text:p>0.00</text:p>
          </table:table-cell>
          <table:table-cell table:style-name="ce2" table:formula="of:=[.W53]-[.V53]" office:value-type="float" office:value="0.000313456656384048" calcext:value-type="float">
            <text:p>0.00</text:p>
          </table:table-cell>
          <table:table-cell table:style-name="ce2" table:formula="of:=[.X53]-[.W53]" office:value-type="float" office:value="0.000188073993830362" calcext:value-type="float">
            <text:p>0.00</text:p>
          </table:table-cell>
          <table:table-cell table:style-name="ce2" table:formula="of:=[.Y53]-[.X53]" office:value-type="float" office:value="0.000112844396298217" calcext:value-type="float">
            <text:p>0.00</text:p>
          </table:table-cell>
          <table:table-cell table:style-name="ce2" table:formula="of:=[.Z53]-[.Y53]" office:value-type="float" office:value="0.000067706637778997" calcext:value-type="float">
            <text:p>0.00</text:p>
          </table:table-cell>
          <table:table-cell table:style-name="ce2" table:formula="of:=[.AA53]-[.Z53]" office:value-type="float" office:value="0.0000406239826673538" calcext:value-type="float">
            <text:p>0.00</text:p>
          </table:table-cell>
          <table:table-cell table:style-name="ce2" table:formula="of:=[.AB53]-[.AA53]" office:value-type="float" office:value="0.0000243743896004567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" table:formula="of:=[.C68]*3.5/50-1.5"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[.J54]-[.I54]" office:value-type="float" office:value="0.2304" calcext:value-type="float">
            <text:p>0.23</text:p>
          </table:table-cell>
          <table:table-cell table:style-name="ce2" table:formula="of:=[.K54]-[.J54]" office:value-type="float" office:value="0.147456" calcext:value-type="float">
            <text:p>0.15</text:p>
          </table:table-cell>
          <table:table-cell table:style-name="ce2" table:formula="of:=[.L54]-[.K54]" office:value-type="float" office:value="0.09437184" calcext:value-type="float">
            <text:p>0.09</text:p>
          </table:table-cell>
          <table:table-cell table:style-name="ce2" table:formula="of:=[.M54]-[.L54]" office:value-type="float" office:value="0.0603979776" calcext:value-type="float">
            <text:p>0.06</text:p>
          </table:table-cell>
          <table:table-cell table:style-name="ce2" table:formula="of:=[.N54]-[.M54]" office:value-type="float" office:value="0.038654705664" calcext:value-type="float">
            <text:p>0.04</text:p>
          </table:table-cell>
          <table:table-cell table:style-name="ce2" table:formula="of:=[.O54]-[.N54]" office:value-type="float" office:value="0.0247390116249599" calcext:value-type="float">
            <text:p>0.02</text:p>
          </table:table-cell>
          <table:table-cell table:style-name="ce2" table:formula="of:=[.P54]-[.O54]" office:value-type="float" office:value="0.0158329674399744" calcext:value-type="float">
            <text:p>0.02</text:p>
          </table:table-cell>
          <table:table-cell table:style-name="ce2" table:formula="of:=[.Q54]-[.P54]" office:value-type="float" office:value="0.0101330991615837" calcext:value-type="float">
            <text:p>0.01</text:p>
          </table:table-cell>
          <table:table-cell table:style-name="ce2" table:formula="of:=[.R54]-[.Q54]" office:value-type="float" office:value="0.00648518346341354" calcext:value-type="float">
            <text:p>0.01</text:p>
          </table:table-cell>
          <table:table-cell table:style-name="ce2" table:formula="of:=[.S54]-[.R54]" office:value-type="float" office:value="0.00415051741658468" calcext:value-type="float">
            <text:p>0.00</text:p>
          </table:table-cell>
          <table:table-cell table:style-name="ce2" table:formula="of:=[.T54]-[.S54]" office:value-type="float" office:value="0.00265633114661412" calcext:value-type="float">
            <text:p>0.00</text:p>
          </table:table-cell>
          <table:table-cell table:style-name="ce2" table:formula="of:=[.U54]-[.T54]" office:value-type="float" office:value="0.00170005193383305" calcext:value-type="float">
            <text:p>0.00</text:p>
          </table:table-cell>
          <table:table-cell table:style-name="ce2" table:formula="of:=[.V54]-[.U54]" office:value-type="float" office:value="0.00108803323765316" calcext:value-type="float">
            <text:p>0.00</text:p>
          </table:table-cell>
          <table:table-cell table:style-name="ce2" table:formula="of:=[.W54]-[.V54]" office:value-type="float" office:value="0.000696341272098056" calcext:value-type="float">
            <text:p>0.00</text:p>
          </table:table-cell>
          <table:table-cell table:style-name="ce2" table:formula="of:=[.X54]-[.W54]" office:value-type="float" office:value="0.00044565841414268" calcext:value-type="float">
            <text:p>0.00</text:p>
          </table:table-cell>
          <table:table-cell table:style-name="ce2" table:formula="of:=[.Y54]-[.X54]" office:value-type="float" office:value="0.000285221385051382" calcext:value-type="float">
            <text:p>0.00</text:p>
          </table:table-cell>
          <table:table-cell table:style-name="ce2" table:formula="of:=[.Z54]-[.Y54]" office:value-type="float" office:value="0.000182541686432836" calcext:value-type="float">
            <text:p>0.00</text:p>
          </table:table-cell>
          <table:table-cell table:style-name="ce2" table:formula="of:=[.AA54]-[.Z54]" office:value-type="float" office:value="0.000116826679317006" calcext:value-type="float">
            <text:p>0.00</text:p>
          </table:table-cell>
          <table:table-cell table:style-name="ce2" table:formula="of:=[.AB54]-[.AA54]" office:value-type="float" office:value="0.0000747690747628926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" table:formula="of:=[.C69]*3.5/50-1.5" office:value-type="float" office:value="0.6" calcext:value-type="float">
            <text:p>0.6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table:formula="of:=[.J55]-[.I55]" office:value-type="float" office:value="0.2211" calcext:value-type="float">
            <text:p>0.22</text:p>
          </table:table-cell>
          <table:table-cell table:style-name="ce2" table:formula="of:=[.K55]-[.J55]" office:value-type="float" office:value="0.148137" calcext:value-type="float">
            <text:p>0.15</text:p>
          </table:table-cell>
          <table:table-cell table:style-name="ce2" table:formula="of:=[.L55]-[.K55]" office:value-type="float" office:value="0.0992517899999999" calcext:value-type="float">
            <text:p>0.10</text:p>
          </table:table-cell>
          <table:table-cell table:style-name="ce2" table:formula="of:=[.M55]-[.L55]" office:value-type="float" office:value="0.0664986993000001" calcext:value-type="float">
            <text:p>0.07</text:p>
          </table:table-cell>
          <table:table-cell table:style-name="ce2" table:formula="of:=[.N55]-[.M55]" office:value-type="float" office:value="0.0445541285310001" calcext:value-type="float">
            <text:p>0.04</text:p>
          </table:table-cell>
          <table:table-cell table:style-name="ce2" table:formula="of:=[.O55]-[.N55]" office:value-type="float" office:value="0.0298512661157699" calcext:value-type="float">
            <text:p>0.03</text:p>
          </table:table-cell>
          <table:table-cell table:style-name="ce2" table:formula="of:=[.P55]-[.O55]" office:value-type="float" office:value="0.0200003482975659" calcext:value-type="float">
            <text:p>0.02</text:p>
          </table:table-cell>
          <table:table-cell table:style-name="ce2" table:formula="of:=[.Q55]-[.P55]" office:value-type="float" office:value="0.0134002333593691" calcext:value-type="float">
            <text:p>0.01</text:p>
          </table:table-cell>
          <table:table-cell table:style-name="ce2" table:formula="of:=[.R55]-[.Q55]" office:value-type="float" office:value="0.00897815635077737" calcext:value-type="float">
            <text:p>0.01</text:p>
          </table:table-cell>
          <table:table-cell table:style-name="ce2" table:formula="of:=[.S55]-[.R55]" office:value-type="float" office:value="0.00601536475502085" calcext:value-type="float">
            <text:p>0.01</text:p>
          </table:table-cell>
          <table:table-cell table:style-name="ce2" table:formula="of:=[.T55]-[.S55]" office:value-type="float" office:value="0.00403029438586389" calcext:value-type="float">
            <text:p>0.00</text:p>
          </table:table-cell>
          <table:table-cell table:style-name="ce2" table:formula="of:=[.U55]-[.T55]" office:value-type="float" office:value="0.00270029723852883" calcext:value-type="float">
            <text:p>0.00</text:p>
          </table:table-cell>
          <table:table-cell table:style-name="ce2" table:formula="of:=[.V55]-[.U55]" office:value-type="float" office:value="0.00180919914981437" calcext:value-type="float">
            <text:p>0.00</text:p>
          </table:table-cell>
          <table:table-cell table:style-name="ce2" table:formula="of:=[.W55]-[.V55]" office:value-type="float" office:value="0.00121216343037556" calcext:value-type="float">
            <text:p>0.00</text:p>
          </table:table-cell>
          <table:table-cell table:style-name="ce2" table:formula="of:=[.X55]-[.W55]" office:value-type="float" office:value="0.000812149498351622" calcext:value-type="float">
            <text:p>0.00</text:p>
          </table:table-cell>
          <table:table-cell table:style-name="ce2" table:formula="of:=[.Y55]-[.X55]" office:value-type="float" office:value="0.00054414016389559" calcext:value-type="float">
            <text:p>0.00</text:p>
          </table:table-cell>
          <table:table-cell table:style-name="ce2" table:formula="of:=[.Z55]-[.Y55]" office:value-type="float" office:value="0.00036457390981004" calcext:value-type="float">
            <text:p>0.00</text:p>
          </table:table-cell>
          <table:table-cell table:style-name="ce2" table:formula="of:=[.AA55]-[.Z55]" office:value-type="float" office:value="0.000244264519572712" calcext:value-type="float">
            <text:p>0.00</text:p>
          </table:table-cell>
          <table:table-cell table:style-name="ce2" table:formula="of:=[.AB55]-[.AA55]" office:value-type="float" office:value="0.000163657228113734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" table:formula="of:=[.C70]*3.5/50-1.5"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formula="of:=[.J56]-[.I56]" office:value-type="float" office:value="0.2139" calcext:value-type="float">
            <text:p>0.21</text:p>
          </table:table-cell>
          <table:table-cell table:style-name="ce2" table:formula="of:=[.K56]-[.J56]" office:value-type="float" office:value="0.147591" calcext:value-type="float">
            <text:p>0.15</text:p>
          </table:table-cell>
          <table:table-cell table:style-name="ce2" table:formula="of:=[.L56]-[.K56]" office:value-type="float" office:value="0.10183779" calcext:value-type="float">
            <text:p>0.10</text:p>
          </table:table-cell>
          <table:table-cell table:style-name="ce2" table:formula="of:=[.M56]-[.L56]" office:value-type="float" office:value="0.0702680751" calcext:value-type="float">
            <text:p>0.07</text:p>
          </table:table-cell>
          <table:table-cell table:style-name="ce2" table:formula="of:=[.N56]-[.M56]" office:value-type="float" office:value="0.048484971819" calcext:value-type="float">
            <text:p>0.05</text:p>
          </table:table-cell>
          <table:table-cell table:style-name="ce2" table:formula="of:=[.O56]-[.N56]" office:value-type="float" office:value="0.03345463055511" calcext:value-type="float">
            <text:p>0.03</text:p>
          </table:table-cell>
          <table:table-cell table:style-name="ce2" table:formula="of:=[.P56]-[.O56]" office:value-type="float" office:value="0.0230836950830259" calcext:value-type="float">
            <text:p>0.02</text:p>
          </table:table-cell>
          <table:table-cell table:style-name="ce2" table:formula="of:=[.Q56]-[.P56]" office:value-type="float" office:value="0.0159277496072878" calcext:value-type="float">
            <text:p>0.02</text:p>
          </table:table-cell>
          <table:table-cell table:style-name="ce2" table:formula="of:=[.R56]-[.Q56]" office:value-type="float" office:value="0.0109901472290286" calcext:value-type="float">
            <text:p>0.01</text:p>
          </table:table-cell>
          <table:table-cell table:style-name="ce2" table:formula="of:=[.S56]-[.R56]" office:value-type="float" office:value="0.00758320158802972" calcext:value-type="float">
            <text:p>0.01</text:p>
          </table:table-cell>
          <table:table-cell table:style-name="ce2" table:formula="of:=[.T56]-[.S56]" office:value-type="float" office:value="0.00523240909574052" calcext:value-type="float">
            <text:p>0.01</text:p>
          </table:table-cell>
          <table:table-cell table:style-name="ce2" table:formula="of:=[.U56]-[.T56]" office:value-type="float" office:value="0.00361036227606093" calcext:value-type="float">
            <text:p>0.00</text:p>
          </table:table-cell>
          <table:table-cell table:style-name="ce2" table:formula="of:=[.V56]-[.U56]" office:value-type="float" office:value="0.00249114997048205" calcext:value-type="float">
            <text:p>0.00</text:p>
          </table:table-cell>
          <table:table-cell table:style-name="ce2" table:formula="of:=[.W56]-[.V56]" office:value-type="float" office:value="0.00171889347963261" calcext:value-type="float">
            <text:p>0.00</text:p>
          </table:table-cell>
          <table:table-cell table:style-name="ce2" table:formula="of:=[.X56]-[.W56]" office:value-type="float" office:value="0.00118603650094651" calcext:value-type="float">
            <text:p>0.00</text:p>
          </table:table-cell>
          <table:table-cell table:style-name="ce2" table:formula="of:=[.Y56]-[.X56]" office:value-type="float" office:value="0.000818365185653147" calcext:value-type="float">
            <text:p>0.00</text:p>
          </table:table-cell>
          <table:table-cell table:style-name="ce2" table:formula="of:=[.Z56]-[.Y56]" office:value-type="float" office:value="0.000564671978100617" calcext:value-type="float">
            <text:p>0.00</text:p>
          </table:table-cell>
          <table:table-cell table:style-name="ce2" table:formula="of:=[.AA56]-[.Z56]" office:value-type="float" office:value="0.000389623664889482" calcext:value-type="float">
            <text:p>0.00</text:p>
          </table:table-cell>
          <table:table-cell table:style-name="ce2" table:formula="of:=[.AB56]-[.AA56]" office:value-type="float" office:value="0.000268840328773723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" table:formula="of:=[.C71]*3.5/50-1.5" office:value-type="float" office:value="1.3" calcext:value-type="float">
            <text:p>1.3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table:formula="of:=[.J57]-[.I57]" office:value-type="float" office:value="0.2059" calcext:value-type="float">
            <text:p>0.21</text:p>
          </table:table-cell>
          <table:table-cell table:style-name="ce2" table:formula="of:=[.K57]-[.J57]" office:value-type="float" office:value="0.146189" calcext:value-type="float">
            <text:p>0.15</text:p>
          </table:table-cell>
          <table:table-cell table:style-name="ce2" table:formula="of:=[.L57]-[.K57]" office:value-type="float" office:value="0.10379419" calcext:value-type="float">
            <text:p>0.10</text:p>
          </table:table-cell>
          <table:table-cell table:style-name="ce2" table:formula="of:=[.M57]-[.L57]" office:value-type="float" office:value="0.0736938749" calcext:value-type="float">
            <text:p>0.07</text:p>
          </table:table-cell>
          <table:table-cell table:style-name="ce2" table:formula="of:=[.N57]-[.M57]" office:value-type="float" office:value="0.052322651179" calcext:value-type="float">
            <text:p>0.05</text:p>
          </table:table-cell>
          <table:table-cell table:style-name="ce2" table:formula="of:=[.O57]-[.N57]" office:value-type="float" office:value="0.03714908233709" calcext:value-type="float">
            <text:p>0.04</text:p>
          </table:table-cell>
          <table:table-cell table:style-name="ce2" table:formula="of:=[.P57]-[.O57]" office:value-type="float" office:value="0.0263758484593339" calcext:value-type="float">
            <text:p>0.03</text:p>
          </table:table-cell>
          <table:table-cell table:style-name="ce2" table:formula="of:=[.Q57]-[.P57]" office:value-type="float" office:value="0.018726852406127" calcext:value-type="float">
            <text:p>0.02</text:p>
          </table:table-cell>
          <table:table-cell table:style-name="ce2" table:formula="of:=[.R57]-[.Q57]" office:value-type="float" office:value="0.0132960652083503" calcext:value-type="float">
            <text:p>0.01</text:p>
          </table:table-cell>
          <table:table-cell table:style-name="ce2" table:formula="of:=[.S57]-[.R57]" office:value-type="float" office:value="0.00944020629792863" calcext:value-type="float">
            <text:p>0.01</text:p>
          </table:table-cell>
          <table:table-cell table:style-name="ce2" table:formula="of:=[.T57]-[.S57]" office:value-type="float" office:value="0.00670254647152935" calcext:value-type="float">
            <text:p>0.01</text:p>
          </table:table-cell>
          <table:table-cell table:style-name="ce2" table:formula="of:=[.U57]-[.T57]" office:value-type="float" office:value="0.00475880799478579" calcext:value-type="float">
            <text:p>0.00</text:p>
          </table:table-cell>
          <table:table-cell table:style-name="ce2" table:formula="of:=[.V57]-[.U57]" office:value-type="float" office:value="0.00337875367629792" calcext:value-type="float">
            <text:p>0.00</text:p>
          </table:table-cell>
          <table:table-cell table:style-name="ce2" table:formula="of:=[.W57]-[.V57]" office:value-type="float" office:value="0.00239891511017154" calcext:value-type="float">
            <text:p>0.00</text:p>
          </table:table-cell>
          <table:table-cell table:style-name="ce2" table:formula="of:=[.X57]-[.W57]" office:value-type="float" office:value="0.00170322972822179" calcext:value-type="float">
            <text:p>0.00</text:p>
          </table:table-cell>
          <table:table-cell table:style-name="ce2" table:formula="of:=[.Y57]-[.X57]" office:value-type="float" office:value="0.00120929310703755" calcext:value-type="float">
            <text:p>0.00</text:p>
          </table:table-cell>
          <table:table-cell table:style-name="ce2" table:formula="of:=[.Z57]-[.Y57]" office:value-type="float" office:value="0.000858598105996644" calcext:value-type="float">
            <text:p>0.00</text:p>
          </table:table-cell>
          <table:table-cell table:style-name="ce2" table:formula="of:=[.AA57]-[.Z57]" office:value-type="float" office:value="0.000609604655257612" calcext:value-type="float">
            <text:p>0.00</text:p>
          </table:table-cell>
          <table:table-cell table:style-name="ce2" table:formula="of:=[.AB57]-[.AA57]" office:value-type="float" office:value="0.000432819305232868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2" table:formula="of:=[.C72]*3.5/50-1.5" office:value-type="float" office:value="1.65" calcext:value-type="float">
            <text:p>1.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8" calcext:value-type="float">
            <text:p>0.28</text:p>
          </table:table-cell>
          <table:table-cell table:style-name="ce2" table:formula="of:=[.J58]-[.I58]" office:value-type="float" office:value="0.2016" calcext:value-type="float">
            <text:p>0.20</text:p>
          </table:table-cell>
          <table:table-cell table:style-name="ce2" table:formula="of:=[.K58]-[.J58]" office:value-type="float" office:value="0.145152" calcext:value-type="float">
            <text:p>0.15</text:p>
          </table:table-cell>
          <table:table-cell table:style-name="ce2" table:formula="of:=[.L58]-[.K58]" office:value-type="float" office:value="0.10450944" calcext:value-type="float">
            <text:p>0.10</text:p>
          </table:table-cell>
          <table:table-cell table:style-name="ce2" table:formula="of:=[.M58]-[.L58]" office:value-type="float" office:value="0.0752467968" calcext:value-type="float">
            <text:p>0.08</text:p>
          </table:table-cell>
          <table:table-cell table:style-name="ce2" table:formula="of:=[.N58]-[.M58]" office:value-type="float" office:value="0.054177693696" calcext:value-type="float">
            <text:p>0.05</text:p>
          </table:table-cell>
          <table:table-cell table:style-name="ce2" table:formula="of:=[.O58]-[.N58]" office:value-type="float" office:value="0.03900793946112" calcext:value-type="float">
            <text:p>0.04</text:p>
          </table:table-cell>
          <table:table-cell table:style-name="ce2" table:formula="of:=[.P58]-[.O58]" office:value-type="float" office:value="0.0280857164120064" calcext:value-type="float">
            <text:p>0.03</text:p>
          </table:table-cell>
          <table:table-cell table:style-name="ce2" table:formula="of:=[.Q58]-[.P58]" office:value-type="float" office:value="0.0202217158166446" calcext:value-type="float">
            <text:p>0.02</text:p>
          </table:table-cell>
          <table:table-cell table:style-name="ce2" table:formula="of:=[.R58]-[.Q58]" office:value-type="float" office:value="0.0145596353879841" calcext:value-type="float">
            <text:p>0.01</text:p>
          </table:table-cell>
          <table:table-cell table:style-name="ce2" table:formula="of:=[.S58]-[.R58]" office:value-type="float" office:value="0.0104829374793486" calcext:value-type="float">
            <text:p>0.01</text:p>
          </table:table-cell>
          <table:table-cell table:style-name="ce2" table:formula="of:=[.T58]-[.S58]" office:value-type="float" office:value="0.00754771498513096" calcext:value-type="float">
            <text:p>0.01</text:p>
          </table:table-cell>
          <table:table-cell table:style-name="ce2" table:formula="of:=[.U58]-[.T58]" office:value-type="float" office:value="0.00543435478929433" calcext:value-type="float">
            <text:p>0.01</text:p>
          </table:table-cell>
          <table:table-cell table:style-name="ce2" table:formula="of:=[.V58]-[.U58]" office:value-type="float" office:value="0.00391273544829185" calcext:value-type="float">
            <text:p>0.00</text:p>
          </table:table-cell>
          <table:table-cell table:style-name="ce2" table:formula="of:=[.W58]-[.V58]" office:value-type="float" office:value="0.00281716952277011" calcext:value-type="float">
            <text:p>0.00</text:p>
          </table:table-cell>
          <table:table-cell table:style-name="ce2" table:formula="of:=[.X58]-[.W58]" office:value-type="float" office:value="0.00202836205639456" calcext:value-type="float">
            <text:p>0.00</text:p>
          </table:table-cell>
          <table:table-cell table:style-name="ce2" table:formula="of:=[.Y58]-[.X58]" office:value-type="float" office:value="0.00146042068060404" calcext:value-type="float">
            <text:p>0.00</text:p>
          </table:table-cell>
          <table:table-cell table:style-name="ce2" table:formula="of:=[.Z58]-[.Y58]" office:value-type="float" office:value="0.00105150289003486" calcext:value-type="float">
            <text:p>0.00</text:p>
          </table:table-cell>
          <table:table-cell table:style-name="ce2" table:formula="of:=[.AA58]-[.Z58]" office:value-type="float" office:value="0.000757082080825144" calcext:value-type="float">
            <text:p>0.00</text:p>
          </table:table-cell>
          <table:table-cell table:style-name="ce2" table:formula="of:=[.AB58]-[.AA58]" office:value-type="float" office:value="0.000545099098194113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" office:value-type="float" office:value="2" calcext:value-type="float">
            <text:p>2.0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table:style-name="ce2" table:formula="of:=[.J59]-[.I59]" office:value-type="float" office:value="0.1971" calcext:value-type="float">
            <text:p>0.20</text:p>
          </table:table-cell>
          <table:table-cell table:style-name="ce2" table:formula="of:=[.K59]-[.J59]" office:value-type="float" office:value="0.143883" calcext:value-type="float">
            <text:p>0.14</text:p>
          </table:table-cell>
          <table:table-cell table:style-name="ce2" table:formula="of:=[.L59]-[.K59]" office:value-type="float" office:value="0.10503459" calcext:value-type="float">
            <text:p>0.11</text:p>
          </table:table-cell>
          <table:table-cell table:style-name="ce2" table:formula="of:=[.M59]-[.L59]" office:value-type="float" office:value="0.0766752506999999" calcext:value-type="float">
            <text:p>0.08</text:p>
          </table:table-cell>
          <table:table-cell table:style-name="ce2" table:formula="of:=[.N59]-[.M59]" office:value-type="float" office:value="0.055972933011" calcext:value-type="float">
            <text:p>0.06</text:p>
          </table:table-cell>
          <table:table-cell table:style-name="ce2" table:formula="of:=[.O59]-[.N59]" office:value-type="float" office:value="0.04086024109803" calcext:value-type="float">
            <text:p>0.04</text:p>
          </table:table-cell>
          <table:table-cell table:style-name="ce2" table:formula="of:=[.P59]-[.O59]" office:value-type="float" office:value="0.0298279760015618" calcext:value-type="float">
            <text:p>0.03</text:p>
          </table:table-cell>
          <table:table-cell table:style-name="ce2" table:formula="of:=[.Q59]-[.P59]" office:value-type="float" office:value="0.0217744224811401" calcext:value-type="float">
            <text:p>0.02</text:p>
          </table:table-cell>
          <table:table-cell table:style-name="ce2" table:formula="of:=[.R59]-[.Q59]" office:value-type="float" office:value="0.0158953284112323" calcext:value-type="float">
            <text:p>0.02</text:p>
          </table:table-cell>
          <table:table-cell table:style-name="ce2" table:formula="of:=[.S59]-[.R59]" office:value-type="float" office:value="0.0116035897401996" calcext:value-type="float">
            <text:p>0.01</text:p>
          </table:table-cell>
          <table:table-cell table:style-name="ce2" table:formula="of:=[.T59]-[.S59]" office:value-type="float" office:value="0.00847062051034575" calcext:value-type="float">
            <text:p>0.01</text:p>
          </table:table-cell>
          <table:table-cell table:style-name="ce2" table:formula="of:=[.U59]-[.T59]" office:value-type="float" office:value="0.00618355297255235" calcext:value-type="float">
            <text:p>0.01</text:p>
          </table:table-cell>
          <table:table-cell table:style-name="ce2" table:formula="of:=[.V59]-[.U59]" office:value-type="float" office:value="0.0045139936699633" calcext:value-type="float">
            <text:p>0.00</text:p>
          </table:table-cell>
          <table:table-cell table:style-name="ce2" table:formula="of:=[.W59]-[.V59]" office:value-type="float" office:value="0.00329521537907318" calcext:value-type="float">
            <text:p>0.00</text:p>
          </table:table-cell>
          <table:table-cell table:style-name="ce2" table:formula="of:=[.X59]-[.W59]" office:value-type="float" office:value="0.00240550722672339" calcext:value-type="float">
            <text:p>0.00</text:p>
          </table:table-cell>
          <table:table-cell table:style-name="ce2" table:formula="of:=[.Y59]-[.X59]" office:value-type="float" office:value="0.00175602027550814" calcext:value-type="float">
            <text:p>0.00</text:p>
          </table:table-cell>
          <table:table-cell table:style-name="ce2" table:formula="of:=[.Z59]-[.Y59]" office:value-type="float" office:value="0.00128189480112084" calcext:value-type="float">
            <text:p>0.00</text:p>
          </table:table-cell>
          <table:table-cell table:style-name="ce2" table:formula="of:=[.AA59]-[.Z59]" office:value-type="float" office:value="0.000935783204818241" calcext:value-type="float">
            <text:p>0.00</text:p>
          </table:table-cell>
          <table:table-cell table:style-name="ce2" table:formula="of:=[.AB59]-[.AA59]" office:value-type="float" office:value="0.000683121739517345" calcext:value-type="float">
            <text:p>0.00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ITIAL_ATTACK_TIME_VS_LOG_END_AREA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AREA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.5" calcext:value-type="float">
            <text:p>2.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6.71" calcext:value-type="float">
            <text:p>6.71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8.17" calcext:value-type="float">
            <text:p>8.1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0.32" calcext:value-type="float">
            <text:p>30.3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31" calcext:value-type="float">
            <text:p>31.31</text:p>
          </table:table-cell>
          <table:table-cell table:number-columns-repeated="60"/>
        </table:table-row>
        <table:table-row table:style-name="ro1" table:number-rows-repeated="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23:32:19.284614944</dc:date>
    <meta:editing-duration>PT2H2M50S</meta:editing-duration>
    <meta:editing-cycles>3</meta:editing-cycles>
    <meta:generator>LibreOffice/5.1.6.2$Linux_X86_64 LibreOffice_project/10m0$Build-2</meta:generator>
    <meta:document-statistic meta:table-count="1" meta:cell-count="8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5.06cm" svg:y="3.703cm" style:legend-expansion="high" chart:style-name="ch2"/>
        <chart:plot-area chart:style-name="ch3" table:cell-range-address="Occurrence.D47:Occurrence.F57" chart:data-source-has-labels="row" svg:x="0.32cm" svg:y="0.18cm" svg:width="14.42cm" svg:height="8.64cm">
          <chartooo:coordinate-region svg:x="1.047cm" svg:y="0.38cm" svg:width="13.50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ccurrence.D48:Occurrence.D57" chart:label-cell-address="Occurrence.D47:Occurrence.D47" chart:class="chart:area">
            <chart:data-point chart:repeated="10"/>
          </chart:series>
          <chart:series chart:style-name="ch7" chart:values-cell-range-address="Occurrence.E48:Occurrence.E57" chart:label-cell-address="Occurrence.E47:Occurrence.E47" chart:class="chart:area">
            <chart:data-point chart:repeated="10"/>
          </chart:series>
          <chart:series chart:style-name="ch8" chart:values-cell-range-address="Occurrence.F48:Occurrence.F57" chart:label-cell-address="Occurrence.F47:Occurrence.F47" chart:class="chart:area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Occurrence.D47:Occurrence.D47</svg:desc>
                </draw:g>
              </table:table-cell>
              <table:table-cell office:value-type="string">
                <text:p>2</text:p>
                <draw:g>
                  <svg:desc>Occurrence.E47:Occurrence.E47</svg:desc>
                </draw:g>
              </table:table-cell>
              <table:table-cell office:value-type="string">
                <text:p>3</text:p>
                <draw:g>
                  <svg:desc>Occurrence.F47:Occurrence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">
                <text:p>0.85</text:p>
                <draw:g>
                  <svg:desc>Occurrence.D48:Occurrence.D57</svg:desc>
                </draw:g>
              </table:table-cell>
              <table:table-cell office:value-type="float" office:value="0.09">
                <text:p>0.09</text:p>
                <draw:g>
                  <svg:desc>Occurrence.E48:Occurrence.E57</svg:desc>
                </draw:g>
              </table:table-cell>
              <table:table-cell office:value-type="float" office:value="0.06">
                <text:p>0.06</text:p>
                <draw:g>
                  <svg:desc>Occurrence.F48:Occurrence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">
                <text:p>0.82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0.21">
                <text:p>0.2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">
                <text:p>0.31</text:p>
              </table:table-cell>
              <table:table-cell office:value-type="float" office:value="0.22">
                <text:p>0.2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">
                <text:p>0.29</text:p>
              </table:table-cell>
              <table:table-cell office:value-type="float" office:value="0.23">
                <text:p>0.23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Occurrence.H62:Occurrence.AB73" chart:data-source-has-labels="column" svg:x="0.32cm" svg:y="0.18cm" svg:width="15.36cm" svg:height="8.64cm">
          <chartooo:coordinate-region svg:x="1.232cm" svg:y="0.38cm" svg:width="14.261cm" svg:height="7.793cm"/>
          <chart:axis chart:dimension="x" chart:name="primary-x" chart:style-name="ch3" chartooo:axis-type="auto">
            <chartooo:date-scale/>
            <chart:categories table:cell-range-address="Occurrence.H62:Occurrence.H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ccurrence.I62:Occurrence.I73" chart:class="chart:area">
            <chart:data-point chart:repeated="12"/>
          </chart:series>
          <chart:series chart:style-name="ch7" chart:values-cell-range-address="Occurrence.J62:Occurrence.J73" chart:class="chart:area">
            <chart:data-point chart:repeated="12"/>
          </chart:series>
          <chart:series chart:style-name="ch8" chart:values-cell-range-address="Occurrence.K62:Occurrence.K73" chart:class="chart:area">
            <chart:data-point chart:repeated="12"/>
          </chart:series>
          <chart:series chart:style-name="ch9" chart:values-cell-range-address="Occurrence.L62:Occurrence.L73" chart:class="chart:area">
            <chart:data-point chart:repeated="12"/>
          </chart:series>
          <chart:series chart:style-name="ch10" chart:values-cell-range-address="Occurrence.M62:Occurrence.M73" chart:class="chart:area">
            <chart:data-point chart:repeated="12"/>
          </chart:series>
          <chart:series chart:style-name="ch11" chart:values-cell-range-address="Occurrence.N62:Occurrence.N73" chart:class="chart:area">
            <chart:data-point chart:repeated="12"/>
          </chart:series>
          <chart:series chart:style-name="ch12" chart:values-cell-range-address="Occurrence.O62:Occurrence.O73" chart:class="chart:area">
            <chart:data-point chart:repeated="12"/>
          </chart:series>
          <chart:series chart:style-name="ch13" chart:values-cell-range-address="Occurrence.P62:Occurrence.P73" chart:class="chart:area">
            <chart:data-point chart:repeated="12"/>
          </chart:series>
          <chart:series chart:style-name="ch14" chart:values-cell-range-address="Occurrence.Q62:Occurrence.Q73" chart:class="chart:area">
            <chart:data-point chart:repeated="12"/>
          </chart:series>
          <chart:series chart:style-name="ch15" chart:values-cell-range-address="Occurrence.R62:Occurrence.R73" chart:class="chart:area">
            <chart:data-point chart:repeated="12"/>
          </chart:series>
          <chart:series chart:style-name="ch16" chart:values-cell-range-address="Occurrence.S62:Occurrence.S73" chart:class="chart:area">
            <chart:data-point chart:repeated="12"/>
          </chart:series>
          <chart:series chart:style-name="ch17" chart:values-cell-range-address="Occurrence.T62:Occurrence.T73" chart:class="chart:area">
            <chart:data-point chart:repeated="12"/>
          </chart:series>
          <chart:series chart:style-name="ch6" chart:values-cell-range-address="Occurrence.U62:Occurrence.U73" chart:class="chart:area">
            <chart:data-point chart:repeated="12"/>
          </chart:series>
          <chart:series chart:style-name="ch7" chart:values-cell-range-address="Occurrence.V62:Occurrence.V73" chart:class="chart:area">
            <chart:data-point chart:repeated="12"/>
          </chart:series>
          <chart:series chart:style-name="ch8" chart:values-cell-range-address="Occurrence.W62:Occurrence.W73" chart:class="chart:area">
            <chart:data-point chart:repeated="12"/>
          </chart:series>
          <chart:series chart:style-name="ch9" chart:values-cell-range-address="Occurrence.X62:Occurrence.X73" chart:class="chart:area">
            <chart:data-point chart:repeated="12"/>
          </chart:series>
          <chart:series chart:style-name="ch10" chart:values-cell-range-address="Occurrence.Y62:Occurrence.Y73" chart:class="chart:area">
            <chart:data-point chart:repeated="12"/>
          </chart:series>
          <chart:series chart:style-name="ch11" chart:values-cell-range-address="Occurrence.Z62:Occurrence.Z73" chart:class="chart:area">
            <chart:data-point chart:repeated="12"/>
          </chart:series>
          <chart:series chart:style-name="ch12" chart:values-cell-range-address="Occurrence.AA62:Occurrence.AA73" chart:class="chart:area">
            <chart:data-point chart:repeated="12"/>
          </chart:series>
          <chart:series chart:style-name="ch13" chart:values-cell-range-address="Occurrence.AB62:Occurrence.AB73" chart:class="chart:area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Occurrence.H62:Occurrence.H73</svg:desc>
                </draw:g>
              </table:table-cell>
              <table:table-cell office:value-type="float" office:value="0.85">
                <text:p>0.85</text:p>
                <draw:g>
                  <svg:desc>Occurrence.I62:Occurrence.I73</svg:desc>
                </draw:g>
              </table:table-cell>
              <table:table-cell office:value-type="float" office:value="0.1275">
                <text:p>0.1275</text:p>
                <draw:g>
                  <svg:desc>Occurrence.J62:Occurrence.J73</svg:desc>
                </draw:g>
              </table:table-cell>
              <table:table-cell office:value-type="float" office:value="0.0191249999999999">
                <text:p>0.0191249999999999</text:p>
                <draw:g>
                  <svg:desc>Occurrence.K62:Occurrence.K73</svg:desc>
                </draw:g>
              </table:table-cell>
              <table:table-cell office:value-type="float" office:value="0.00286874999999998">
                <text:p>0.00286874999999998</text:p>
                <draw:g>
                  <svg:desc>Occurrence.L62:Occurrence.L73</svg:desc>
                </draw:g>
              </table:table-cell>
              <table:table-cell office:value-type="float" office:value="0.00043031250000003">
                <text:p>0.00043031250000003</text:p>
                <draw:g>
                  <svg:desc>Occurrence.M62:Occurrence.M73</svg:desc>
                </draw:g>
              </table:table-cell>
              <table:table-cell office:value-type="float" office:value="0.0000645468750000155">
                <text:p>0.0000645468750000155</text:p>
                <draw:g>
                  <svg:desc>Occurrence.N62:Occurrence.N73</svg:desc>
                </draw:g>
              </table:table-cell>
              <table:table-cell office:value-type="float" office:value="0.00000968203124995792">
                <text:p>0.00000968203124995792</text:p>
                <draw:g>
                  <svg:desc>Occurrence.O62:Occurrence.O73</svg:desc>
                </draw:g>
              </table:table-cell>
              <table:table-cell office:value-type="float" office:value="0.00000145230468751034">
                <text:p>0.00000145230468751034</text:p>
                <draw:g>
                  <svg:desc>Occurrence.P62:Occurrence.P73</svg:desc>
                </draw:g>
              </table:table-cell>
              <table:table-cell office:value-type="float" office:value="0.000000217845703143205">
                <text:p>0.000000217845703143205</text:p>
                <draw:g>
                  <svg:desc>Occurrence.Q62:Occurrence.Q73</svg:desc>
                </draw:g>
              </table:table-cell>
              <table:table-cell office:value-type="float" office:value="0.0000000326768554437251">
                <text:p>0.0000000326768554437251</text:p>
                <draw:g>
                  <svg:desc>Occurrence.R62:Occurrence.R73</svg:desc>
                </draw:g>
              </table:table-cell>
              <table:table-cell office:value-type="float" office:value="0.00000000490152829435431">
                <text:p>0.00000000490152829435431</text:p>
                <draw:g>
                  <svg:desc>Occurrence.S62:Occurrence.S73</svg:desc>
                </draw:g>
              </table:table-cell>
              <table:table-cell office:value-type="float" office:value="0.000000000735229321868758">
                <text:p>0.000000000735229321868758</text:p>
                <draw:g>
                  <svg:desc>Occurrence.T62:Occurrence.T73</svg:desc>
                </draw:g>
              </table:table-cell>
              <table:table-cell office:value-type="float" office:value="0.000000000110284337218047">
                <text:p>0.000000000110284337218047</text:p>
                <draw:g>
                  <svg:desc>Occurrence.U62:Occurrence.U73</svg:desc>
                </draw:g>
              </table:table-cell>
              <table:table-cell office:value-type="float" office:value="0.0000000000165426561338222">
                <text:p>0.0000000000165426561338222</text:p>
                <draw:g>
                  <svg:desc>Occurrence.V62:Occurrence.V73</svg:desc>
                </draw:g>
              </table:table-cell>
              <table:table-cell office:value-type="float" office:value="0.00000000000248145948233969">
                <text:p>0.00000000000248145948233969</text:p>
                <draw:g>
                  <svg:desc>Occurrence.W62:Occurrence.W73</svg:desc>
                </draw:g>
              </table:table-cell>
              <table:table-cell office:value-type="float" office:value="0.000000000000372146757854352">
                <text:p>0.000000000000372146757854352</text:p>
                <draw:g>
                  <svg:desc>Occurrence.X62:Occurrence.X73</svg:desc>
                </draw:g>
              </table:table-cell>
              <table:table-cell office:value-type="float" office:value="0.0000000000000558442181386454">
                <text:p>0.0000000000000558442181386454</text:p>
                <draw:g>
                  <svg:desc>Occurrence.Y62:Occurrence.Y73</svg:desc>
                </draw:g>
              </table:table-cell>
              <table:table-cell office:value-type="float" office:value="8.43769498715119E-015">
                <text:p>8.43769498715119E-015</text:p>
                <draw:g>
                  <svg:desc>Occurrence.Z62:Occurrence.Z73</svg:desc>
                </draw:g>
              </table:table-cell>
              <table:table-cell office:value-type="float" office:value="0">
                <text:p>0</text:p>
                <draw:g>
                  <svg:desc>Occurrence.AA62:Occurrence.AA73</svg:desc>
                </draw:g>
              </table:table-cell>
              <table:table-cell office:value-type="float" office:value="0">
                <text:p>0</text:p>
                <draw:g>
                  <svg:desc>Occurrence.AB62:Occurrence.AB7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1476">
                <text:p>0.1476</text:p>
              </table:table-cell>
              <table:table-cell office:value-type="float" office:value="0.026568">
                <text:p>0.026568</text:p>
              </table:table-cell>
              <table:table-cell office:value-type="float" office:value="0.00478223999999994">
                <text:p>0.00478223999999994</text:p>
              </table:table-cell>
              <table:table-cell office:value-type="float" office:value="0.000860803200000038">
                <text:p>0.000860803200000038</text:p>
              </table:table-cell>
              <table:table-cell office:value-type="float" office:value="0.00015494457599996">
                <text:p>0.00015494457599996</text:p>
              </table:table-cell>
              <table:table-cell office:value-type="float" office:value="0.0000278900236799773">
                <text:p>0.0000278900236799773</text:p>
              </table:table-cell>
              <table:table-cell office:value-type="float" office:value="0.00000502020426240701">
                <text:p>0.00000502020426240701</text:p>
              </table:table-cell>
              <table:table-cell office:value-type="float" office:value="0.000000903636767302096">
                <text:p>0.000000903636767302096</text:p>
              </table:table-cell>
              <table:table-cell office:value-type="float" office:value="0.000000162654618107716">
                <text:p>0.000000162654618107716</text:p>
              </table:table-cell>
              <table:table-cell office:value-type="float" office:value="0.0000000292778312704911">
                <text:p>0.0000000292778312704911</text:p>
              </table:table-cell>
              <table:table-cell office:value-type="float" office:value="0.00000000527000953987056">
                <text:p>0.00000000527000953987056</text:p>
              </table:table-cell>
              <table:table-cell office:value-type="float" office:value="0.000000000948601752703837">
                <text:p>0.000000000948601752703837</text:p>
              </table:table-cell>
              <table:table-cell office:value-type="float" office:value="0.00000000017074830438446">
                <text:p>0.00000000017074830438446</text:p>
              </table:table-cell>
              <table:table-cell office:value-type="float" office:value="0.0000000000307347480799081">
                <text:p>0.0000000000307347480799081</text:p>
              </table:table-cell>
              <table:table-cell office:value-type="float" office:value="0.00000000000553224133170716">
                <text:p>0.00000000000553224133170716</text:p>
              </table:table-cell>
              <table:table-cell office:value-type="float" office:value="0.000000000000995759030786303">
                <text:p>0.000000000000995759030786303</text:p>
              </table:table-cell>
              <table:table-cell office:value-type="float" office:value="0.000000000000179301018476963">
                <text:p>0.000000000000179301018476963</text:p>
              </table:table-cell>
              <table:table-cell office:value-type="float" office:value="0.0000000000000321964677141295">
                <text:p>0.0000000000000321964677141295</text:p>
              </table:table-cell>
              <table:table-cell office:value-type="float" office:value="5.77315972805081E-015">
                <text:p>5.77315972805081E-0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1875">
                <text:p>0.1875</text:p>
              </table:table-cell>
              <table:table-cell office:value-type="float" office:value="0.046875">
                <text:p>0.046875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0029296875">
                <text:p>0.0029296875</text:p>
              </table:table-cell>
              <table:table-cell office:value-type="float" office:value="0.000732421875">
                <text:p>0.000732421875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178813934326172">
                <text:p>0.000000178813934326172</text:p>
              </table:table-cell>
              <table:table-cell office:value-type="float" office:value="0.000000044703483581543">
                <text:p>0.000000044703483581543</text:p>
              </table:table-cell>
              <table:table-cell office:value-type="float" office:value="0.0000000111758708953857">
                <text:p>0.0000000111758708953857</text:p>
              </table:table-cell>
              <table:table-cell office:value-type="float" office:value="0.00000000279396772384644">
                <text:p>0.00000000279396772384644</text:p>
              </table:table-cell>
              <table:table-cell office:value-type="float" office:value="0.000000000698491930961609">
                <text:p>0.000000000698491930961609</text:p>
              </table:table-cell>
              <table:table-cell office:value-type="float" office:value="0.000000000174622982740402">
                <text:p>0.000000000174622982740402</text:p>
              </table:table-cell>
              <table:table-cell office:value-type="float" office:value="0.0000000000436557456851006">
                <text:p>0.0000000000436557456851006</text:p>
              </table:table-cell>
              <table:table-cell office:value-type="float" office:value="0.0000000000109139364212751">
                <text:p>0.0000000000109139364212751</text:p>
              </table:table-cell>
              <table:table-cell office:value-type="float" office:value="0.00000000000272848410531878">
                <text:p>0.000000000002728484105318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096">
                <text:p>0.096</text:p>
              </table:table-cell>
              <table:table-cell office:value-type="float" office:value="0.0384">
                <text:p>0.0384</text:p>
              </table:table-cell>
              <table:table-cell office:value-type="float" office:value="0.0153599999999999">
                <text:p>0.0153599999999999</text:p>
              </table:table-cell>
              <table:table-cell office:value-type="float" office:value="0.00614400000000004">
                <text:p>0.00614400000000004</text:p>
              </table:table-cell>
              <table:table-cell office:value-type="float" office:value="0.00245759999999995">
                <text:p>0.00245759999999995</text:p>
              </table:table-cell>
              <table:table-cell office:value-type="float" office:value="0.000983040000000046">
                <text:p>0.000983040000000046</text:p>
              </table:table-cell>
              <table:table-cell office:value-type="float" office:value="0.000393215999999974">
                <text:p>0.000393215999999974</text:p>
              </table:table-cell>
              <table:table-cell office:value-type="float" office:value="0.000157286400000012">
                <text:p>0.000157286400000012</text:p>
              </table:table-cell>
              <table:table-cell office:value-type="float" office:value="0.0000629145599999603">
                <text:p>0.0000629145599999603</text:p>
              </table:table-cell>
              <table:table-cell office:value-type="float" office:value="0.0000251658240000285">
                <text:p>0.0000251658240000285</text:p>
              </table:table-cell>
              <table:table-cell office:value-type="float" office:value="0.0000100663295999892">
                <text:p>0.0000100663295999892</text:p>
              </table:table-cell>
              <table:table-cell office:value-type="float" office:value="0.0000040265318400623">
                <text:p>0.0000040265318400623</text:p>
              </table:table-cell>
              <table:table-cell office:value-type="float" office:value="0.00000161061273595831">
                <text:p>0.00000161061273595831</text:p>
              </table:table-cell>
              <table:table-cell office:value-type="float" office:value="0.000000644245094383322">
                <text:p>0.000000644245094383322</text:p>
              </table:table-cell>
              <table:table-cell office:value-type="float" office:value="0.000000257698037797738">
                <text:p>0.000000257698037797738</text:p>
              </table:table-cell>
              <table:table-cell office:value-type="float" office:value="0.000000103079215052482">
                <text:p>0.000000103079215052482</text:p>
              </table:table-cell>
              <table:table-cell office:value-type="float" office:value="0.0000000412316860654016">
                <text:p>0.0000000412316860654016</text:p>
              </table:table-cell>
              <table:table-cell office:value-type="float" office:value="0.0000000164926744483651">
                <text:p>0.0000000164926744483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  <table:table-cell office:value-type="float" office:value="0.015625">
                <text:p>0.0156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95367431640625">
                <text:p>0.00000095367431640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  <table:table-cell office:value-type="float" office:value="0.144">
                <text:p>0.144</text:p>
              </table:table-cell>
              <table:table-cell office:value-type="float" office:value="0.0864">
                <text:p>0.0864</text:p>
              </table:table-cell>
              <table:table-cell office:value-type="float" office:value="0.05184">
                <text:p>0.05184</text:p>
              </table:table-cell>
              <table:table-cell office:value-type="float" office:value="0.031104">
                <text:p>0.031104</text:p>
              </table:table-cell>
              <table:table-cell office:value-type="float" office:value="0.0186624">
                <text:p>0.0186624</text:p>
              </table:table-cell>
              <table:table-cell office:value-type="float" office:value="0.01119744">
                <text:p>0.01119744</text:p>
              </table:table-cell>
              <table:table-cell office:value-type="float" office:value="0.00671846399999998">
                <text:p>0.00671846399999998</text:p>
              </table:table-cell>
              <table:table-cell office:value-type="float" office:value="0.00403107839999994">
                <text:p>0.00403107839999994</text:p>
              </table:table-cell>
              <table:table-cell office:value-type="float" office:value="0.00241864704000005">
                <text:p>0.00241864704000005</text:p>
              </table:table-cell>
              <table:table-cell office:value-type="float" office:value="0.00145118822400003">
                <text:p>0.00145118822400003</text:p>
              </table:table-cell>
              <table:table-cell office:value-type="float" office:value="0.000870712934399998">
                <text:p>0.000870712934399998</text:p>
              </table:table-cell>
              <table:table-cell office:value-type="float" office:value="0.000522427760639932">
                <text:p>0.000522427760639932</text:p>
              </table:table-cell>
              <table:table-cell office:value-type="float" office:value="0.000313456656384048">
                <text:p>0.000313456656384048</text:p>
              </table:table-cell>
              <table:table-cell office:value-type="float" office:value="0.000188073993830362">
                <text:p>0.000188073993830362</text:p>
              </table:table-cell>
              <table:table-cell office:value-type="float" office:value="0.000112844396298217">
                <text:p>0.000112844396298217</text:p>
              </table:table-cell>
              <table:table-cell office:value-type="float" office:value="0.000067706637778997">
                <text:p>0.000067706637778997</text:p>
              </table:table-cell>
              <table:table-cell office:value-type="float" office:value="0.0000406239826673538">
                <text:p>0.0000406239826673538</text:p>
              </table:table-cell>
              <table:table-cell office:value-type="float" office:value="0.0000243743896004567">
                <text:p>0.00002437438960045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0.2304">
                <text:p>0.2304</text:p>
              </table:table-cell>
              <table:table-cell office:value-type="float" office:value="0.147456">
                <text:p>0.147456</text:p>
              </table:table-cell>
              <table:table-cell office:value-type="float" office:value="0.09437184">
                <text:p>0.09437184</text:p>
              </table:table-cell>
              <table:table-cell office:value-type="float" office:value="0.0603979776">
                <text:p>0.0603979776</text:p>
              </table:table-cell>
              <table:table-cell office:value-type="float" office:value="0.038654705664">
                <text:p>0.038654705664</text:p>
              </table:table-cell>
              <table:table-cell office:value-type="float" office:value="0.0247390116249599">
                <text:p>0.0247390116249599</text:p>
              </table:table-cell>
              <table:table-cell office:value-type="float" office:value="0.0158329674399744">
                <text:p>0.0158329674399744</text:p>
              </table:table-cell>
              <table:table-cell office:value-type="float" office:value="0.0101330991615837">
                <text:p>0.0101330991615837</text:p>
              </table:table-cell>
              <table:table-cell office:value-type="float" office:value="0.00648518346341354">
                <text:p>0.00648518346341354</text:p>
              </table:table-cell>
              <table:table-cell office:value-type="float" office:value="0.00415051741658468">
                <text:p>0.00415051741658468</text:p>
              </table:table-cell>
              <table:table-cell office:value-type="float" office:value="0.00265633114661412">
                <text:p>0.00265633114661412</text:p>
              </table:table-cell>
              <table:table-cell office:value-type="float" office:value="0.00170005193383305">
                <text:p>0.00170005193383305</text:p>
              </table:table-cell>
              <table:table-cell office:value-type="float" office:value="0.00108803323765316">
                <text:p>0.00108803323765316</text:p>
              </table:table-cell>
              <table:table-cell office:value-type="float" office:value="0.000696341272098056">
                <text:p>0.000696341272098056</text:p>
              </table:table-cell>
              <table:table-cell office:value-type="float" office:value="0.00044565841414268">
                <text:p>0.00044565841414268</text:p>
              </table:table-cell>
              <table:table-cell office:value-type="float" office:value="0.000285221385051382">
                <text:p>0.000285221385051382</text:p>
              </table:table-cell>
              <table:table-cell office:value-type="float" office:value="0.000182541686432836">
                <text:p>0.000182541686432836</text:p>
              </table:table-cell>
              <table:table-cell office:value-type="float" office:value="0.000116826679317006">
                <text:p>0.000116826679317006</text:p>
              </table:table-cell>
              <table:table-cell office:value-type="float" office:value="0.0000747690747628926">
                <text:p>0.00007476907476289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">
                <text:p>0.33</text:p>
              </table:table-cell>
              <table:table-cell office:value-type="float" office:value="0.2211">
                <text:p>0.2211</text:p>
              </table:table-cell>
              <table:table-cell office:value-type="float" office:value="0.148137">
                <text:p>0.148137</text:p>
              </table:table-cell>
              <table:table-cell office:value-type="float" office:value="0.0992517899999999">
                <text:p>0.0992517899999999</text:p>
              </table:table-cell>
              <table:table-cell office:value-type="float" office:value="0.0664986993000001">
                <text:p>0.0664986993000001</text:p>
              </table:table-cell>
              <table:table-cell office:value-type="float" office:value="0.0445541285310001">
                <text:p>0.0445541285310001</text:p>
              </table:table-cell>
              <table:table-cell office:value-type="float" office:value="0.0298512661157699">
                <text:p>0.0298512661157699</text:p>
              </table:table-cell>
              <table:table-cell office:value-type="float" office:value="0.0200003482975659">
                <text:p>0.0200003482975659</text:p>
              </table:table-cell>
              <table:table-cell office:value-type="float" office:value="0.0134002333593691">
                <text:p>0.0134002333593691</text:p>
              </table:table-cell>
              <table:table-cell office:value-type="float" office:value="0.00897815635077737">
                <text:p>0.00897815635077737</text:p>
              </table:table-cell>
              <table:table-cell office:value-type="float" office:value="0.00601536475502085">
                <text:p>0.00601536475502085</text:p>
              </table:table-cell>
              <table:table-cell office:value-type="float" office:value="0.00403029438586389">
                <text:p>0.00403029438586389</text:p>
              </table:table-cell>
              <table:table-cell office:value-type="float" office:value="0.00270029723852883">
                <text:p>0.00270029723852883</text:p>
              </table:table-cell>
              <table:table-cell office:value-type="float" office:value="0.00180919914981437">
                <text:p>0.00180919914981437</text:p>
              </table:table-cell>
              <table:table-cell office:value-type="float" office:value="0.00121216343037556">
                <text:p>0.00121216343037556</text:p>
              </table:table-cell>
              <table:table-cell office:value-type="float" office:value="0.000812149498351622">
                <text:p>0.000812149498351622</text:p>
              </table:table-cell>
              <table:table-cell office:value-type="float" office:value="0.00054414016389559">
                <text:p>0.00054414016389559</text:p>
              </table:table-cell>
              <table:table-cell office:value-type="float" office:value="0.00036457390981004">
                <text:p>0.00036457390981004</text:p>
              </table:table-cell>
              <table:table-cell office:value-type="float" office:value="0.000244264519572712">
                <text:p>0.000244264519572712</text:p>
              </table:table-cell>
              <table:table-cell office:value-type="float" office:value="0.000163657228113734">
                <text:p>0.0001636572281137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0.2139">
                <text:p>0.2139</text:p>
              </table:table-cell>
              <table:table-cell office:value-type="float" office:value="0.147591">
                <text:p>0.147591</text:p>
              </table:table-cell>
              <table:table-cell office:value-type="float" office:value="0.10183779">
                <text:p>0.10183779</text:p>
              </table:table-cell>
              <table:table-cell office:value-type="float" office:value="0.0702680751">
                <text:p>0.0702680751</text:p>
              </table:table-cell>
              <table:table-cell office:value-type="float" office:value="0.048484971819">
                <text:p>0.048484971819</text:p>
              </table:table-cell>
              <table:table-cell office:value-type="float" office:value="0.03345463055511">
                <text:p>0.03345463055511</text:p>
              </table:table-cell>
              <table:table-cell office:value-type="float" office:value="0.0230836950830259">
                <text:p>0.0230836950830259</text:p>
              </table:table-cell>
              <table:table-cell office:value-type="float" office:value="0.0159277496072878">
                <text:p>0.0159277496072878</text:p>
              </table:table-cell>
              <table:table-cell office:value-type="float" office:value="0.0109901472290286">
                <text:p>0.0109901472290286</text:p>
              </table:table-cell>
              <table:table-cell office:value-type="float" office:value="0.00758320158802972">
                <text:p>0.00758320158802972</text:p>
              </table:table-cell>
              <table:table-cell office:value-type="float" office:value="0.00523240909574052">
                <text:p>0.00523240909574052</text:p>
              </table:table-cell>
              <table:table-cell office:value-type="float" office:value="0.00361036227606093">
                <text:p>0.00361036227606093</text:p>
              </table:table-cell>
              <table:table-cell office:value-type="float" office:value="0.00249114997048205">
                <text:p>0.00249114997048205</text:p>
              </table:table-cell>
              <table:table-cell office:value-type="float" office:value="0.00171889347963261">
                <text:p>0.00171889347963261</text:p>
              </table:table-cell>
              <table:table-cell office:value-type="float" office:value="0.00118603650094651">
                <text:p>0.00118603650094651</text:p>
              </table:table-cell>
              <table:table-cell office:value-type="float" office:value="0.000818365185653147">
                <text:p>0.000818365185653147</text:p>
              </table:table-cell>
              <table:table-cell office:value-type="float" office:value="0.000564671978100617">
                <text:p>0.000564671978100617</text:p>
              </table:table-cell>
              <table:table-cell office:value-type="float" office:value="0.000389623664889482">
                <text:p>0.000389623664889482</text:p>
              </table:table-cell>
              <table:table-cell office:value-type="float" office:value="0.000268840328773723">
                <text:p>0.0002688403287737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">
                <text:p>0.29</text:p>
              </table:table-cell>
              <table:table-cell office:value-type="float" office:value="0.2059">
                <text:p>0.2059</text:p>
              </table:table-cell>
              <table:table-cell office:value-type="float" office:value="0.146189">
                <text:p>0.146189</text:p>
              </table:table-cell>
              <table:table-cell office:value-type="float" office:value="0.10379419">
                <text:p>0.10379419</text:p>
              </table:table-cell>
              <table:table-cell office:value-type="float" office:value="0.0736938749">
                <text:p>0.0736938749</text:p>
              </table:table-cell>
              <table:table-cell office:value-type="float" office:value="0.052322651179">
                <text:p>0.052322651179</text:p>
              </table:table-cell>
              <table:table-cell office:value-type="float" office:value="0.03714908233709">
                <text:p>0.03714908233709</text:p>
              </table:table-cell>
              <table:table-cell office:value-type="float" office:value="0.0263758484593339">
                <text:p>0.0263758484593339</text:p>
              </table:table-cell>
              <table:table-cell office:value-type="float" office:value="0.018726852406127">
                <text:p>0.018726852406127</text:p>
              </table:table-cell>
              <table:table-cell office:value-type="float" office:value="0.0132960652083503">
                <text:p>0.0132960652083503</text:p>
              </table:table-cell>
              <table:table-cell office:value-type="float" office:value="0.00944020629792863">
                <text:p>0.00944020629792863</text:p>
              </table:table-cell>
              <table:table-cell office:value-type="float" office:value="0.00670254647152935">
                <text:p>0.00670254647152935</text:p>
              </table:table-cell>
              <table:table-cell office:value-type="float" office:value="0.00475880799478579">
                <text:p>0.00475880799478579</text:p>
              </table:table-cell>
              <table:table-cell office:value-type="float" office:value="0.00337875367629792">
                <text:p>0.00337875367629792</text:p>
              </table:table-cell>
              <table:table-cell office:value-type="float" office:value="0.00239891511017154">
                <text:p>0.00239891511017154</text:p>
              </table:table-cell>
              <table:table-cell office:value-type="float" office:value="0.00170322972822179">
                <text:p>0.00170322972822179</text:p>
              </table:table-cell>
              <table:table-cell office:value-type="float" office:value="0.00120929310703755">
                <text:p>0.00120929310703755</text:p>
              </table:table-cell>
              <table:table-cell office:value-type="float" office:value="0.000858598105996644">
                <text:p>0.000858598105996644</text:p>
              </table:table-cell>
              <table:table-cell office:value-type="float" office:value="0.000609604655257612">
                <text:p>0.000609604655257612</text:p>
              </table:table-cell>
              <table:table-cell office:value-type="float" office:value="0.000432819305232868">
                <text:p>0.0004328193052328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8">
                <text:p>0.28</text:p>
              </table:table-cell>
              <table:table-cell office:value-type="float" office:value="0.2016">
                <text:p>0.2016</text:p>
              </table:table-cell>
              <table:table-cell office:value-type="float" office:value="0.145152">
                <text:p>0.145152</text:p>
              </table:table-cell>
              <table:table-cell office:value-type="float" office:value="0.10450944">
                <text:p>0.10450944</text:p>
              </table:table-cell>
              <table:table-cell office:value-type="float" office:value="0.0752467968">
                <text:p>0.0752467968</text:p>
              </table:table-cell>
              <table:table-cell office:value-type="float" office:value="0.054177693696">
                <text:p>0.054177693696</text:p>
              </table:table-cell>
              <table:table-cell office:value-type="float" office:value="0.03900793946112">
                <text:p>0.03900793946112</text:p>
              </table:table-cell>
              <table:table-cell office:value-type="float" office:value="0.0280857164120064">
                <text:p>0.0280857164120064</text:p>
              </table:table-cell>
              <table:table-cell office:value-type="float" office:value="0.0202217158166446">
                <text:p>0.0202217158166446</text:p>
              </table:table-cell>
              <table:table-cell office:value-type="float" office:value="0.0145596353879841">
                <text:p>0.0145596353879841</text:p>
              </table:table-cell>
              <table:table-cell office:value-type="float" office:value="0.0104829374793486">
                <text:p>0.0104829374793486</text:p>
              </table:table-cell>
              <table:table-cell office:value-type="float" office:value="0.00754771498513096">
                <text:p>0.00754771498513096</text:p>
              </table:table-cell>
              <table:table-cell office:value-type="float" office:value="0.00543435478929433">
                <text:p>0.00543435478929433</text:p>
              </table:table-cell>
              <table:table-cell office:value-type="float" office:value="0.00391273544829185">
                <text:p>0.00391273544829185</text:p>
              </table:table-cell>
              <table:table-cell office:value-type="float" office:value="0.00281716952277011">
                <text:p>0.00281716952277011</text:p>
              </table:table-cell>
              <table:table-cell office:value-type="float" office:value="0.00202836205639456">
                <text:p>0.00202836205639456</text:p>
              </table:table-cell>
              <table:table-cell office:value-type="float" office:value="0.00146042068060404">
                <text:p>0.00146042068060404</text:p>
              </table:table-cell>
              <table:table-cell office:value-type="float" office:value="0.00105150289003486">
                <text:p>0.00105150289003486</text:p>
              </table:table-cell>
              <table:table-cell office:value-type="float" office:value="0.000757082080825144">
                <text:p>0.000757082080825144</text:p>
              </table:table-cell>
              <table:table-cell office:value-type="float" office:value="0.000545099098194113">
                <text:p>0.0005450990981941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7">
                <text:p>0.27</text:p>
              </table:table-cell>
              <table:table-cell office:value-type="float" office:value="0.1971">
                <text:p>0.1971</text:p>
              </table:table-cell>
              <table:table-cell office:value-type="float" office:value="0.143883">
                <text:p>0.143883</text:p>
              </table:table-cell>
              <table:table-cell office:value-type="float" office:value="0.10503459">
                <text:p>0.10503459</text:p>
              </table:table-cell>
              <table:table-cell office:value-type="float" office:value="0.0766752506999999">
                <text:p>0.0766752506999999</text:p>
              </table:table-cell>
              <table:table-cell office:value-type="float" office:value="0.055972933011">
                <text:p>0.055972933011</text:p>
              </table:table-cell>
              <table:table-cell office:value-type="float" office:value="0.04086024109803">
                <text:p>0.04086024109803</text:p>
              </table:table-cell>
              <table:table-cell office:value-type="float" office:value="0.0298279760015618">
                <text:p>0.0298279760015618</text:p>
              </table:table-cell>
              <table:table-cell office:value-type="float" office:value="0.0217744224811401">
                <text:p>0.0217744224811401</text:p>
              </table:table-cell>
              <table:table-cell office:value-type="float" office:value="0.0158953284112323">
                <text:p>0.0158953284112323</text:p>
              </table:table-cell>
              <table:table-cell office:value-type="float" office:value="0.0116035897401996">
                <text:p>0.0116035897401996</text:p>
              </table:table-cell>
              <table:table-cell office:value-type="float" office:value="0.00847062051034575">
                <text:p>0.00847062051034575</text:p>
              </table:table-cell>
              <table:table-cell office:value-type="float" office:value="0.00618355297255235">
                <text:p>0.00618355297255235</text:p>
              </table:table-cell>
              <table:table-cell office:value-type="float" office:value="0.0045139936699633">
                <text:p>0.0045139936699633</text:p>
              </table:table-cell>
              <table:table-cell office:value-type="float" office:value="0.00329521537907318">
                <text:p>0.00329521537907318</text:p>
              </table:table-cell>
              <table:table-cell office:value-type="float" office:value="0.00240550722672339">
                <text:p>0.00240550722672339</text:p>
              </table:table-cell>
              <table:table-cell office:value-type="float" office:value="0.00175602027550814">
                <text:p>0.00175602027550814</text:p>
              </table:table-cell>
              <table:table-cell office:value-type="float" office:value="0.00128189480112084">
                <text:p>0.00128189480112084</text:p>
              </table:table-cell>
              <table:table-cell office:value-type="float" office:value="0.000935783204818241">
                <text:p>0.000935783204818241</text:p>
              </table:table-cell>
              <table:table-cell office:value-type="float" office:value="0.000683121739517345">
                <text:p>0.000683121739517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